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8889in" fo:margin-top="0in" fo:margin-bottom="0in" table:align="center" style:writing-mode="lr-tb"/>
    </style:style>
    <style:style style:name="Table1.A" style:family="table-column">
      <style:table-column-properties style:column-width="3.1938in"/>
    </style:style>
    <style:style style:name="Table1.B" style:family="table-column">
      <style:table-column-properties style:column-width="1.959in"/>
    </style:style>
    <style:style style:name="Table1.C" style:family="table-column">
      <style:table-column-properties style:column-width="1.7361in"/>
    </style:style>
    <style:style style:name="Table1.1" style:family="table-row">
      <style:table-row-properties style:min-row-height="0.5208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1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none" fo:border-right="0.5pt solid #000000" fo:border-top="1pt solid #000000" fo:border-bottom="0.5pt solid #000000"/>
    </style:style>
    <style:style style:name="Table1.C1" style:family="table-cell">
      <style:table-cell-properties style:vertical-align="middle" fo:padding-left="0.075in" fo:padding-right="0.075in" fo:padding-top="0in" fo:padding-bottom="0in" fo:border-left="none" fo:border-right="1pt solid #000000" fo:border-top="1pt solid #000000" fo:border-bottom="0.5pt solid #000000"/>
    </style:style>
    <style:style style:name="Table1.2" style:family="table-row">
      <style:table-row-properties style:min-row-height="1.3021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0.5pt solid #000000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0.5pt solid #000000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0.5pt solid #000000"/>
    </style:style>
    <style:style style:name="Table1.3" style:family="table-row">
      <style:table-row-properties style:min-row-height="1.8229in" fo:keep-together="auto"/>
    </style:style>
    <style:style style:name="Table1.4" style:family="table-row">
      <style:table-row-properties style:min-row-height="1.5625in" fo:keep-together="auto"/>
    </style:style>
    <style:style style:name="Table1.5" style:family="table-row">
      <style:table-row-properties style:min-row-height="1.0521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1pt solid #000000" fo:border-right="0.5pt solid #000000" fo:border-top="none" fo:border-bottom="1pt solid #000000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1pt solid #000000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1pt solid #000000" fo:border-top="none" fo:border-bottom="1pt solid #000000"/>
    </style:style>
    <style:style style:name="P1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HTML_20_Preformatted">
      <style:paragraph-properties fo:line-height="150%" fo:text-align="center" style:justify-single-word="false"/>
      <style:text-properties style:font-name="Liberation Serif"/>
    </style:style>
    <style:style style:name="P5" style:family="paragraph" style:parent-style-name="HTML_20_Preformatte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bec19"/>
    </style:style>
    <style:style style:name="P6" style:family="paragraph" style:parent-style-name="No_20_Spacing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8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9" style:family="paragraph" style:parent-style-name="List_20_Paragraph">
      <style:paragraph-properties fo:margin-top="0in" fo:margin-bottom="0.1665in" style:contextual-spacing="true" fo:line-height="150%" fo:text-align="justify" style:justify-single-word="false"/>
      <style:text-properties style:font-name="Liberation Serif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ce423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e3fa1"/>
    </style:style>
    <style:style style:name="P1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08bb3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e17b6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6" style:family="paragraph" style:parent-style-name="Standard">
      <style:paragraph-properties fo:margin-top="0.1665in" fo:margin-bottom="0in" style:contextual-spacing="false" fo:line-height="150%" fo:text-align="justify" style:justify-single-word="false"/>
      <style:text-properties style:font-name="Liberation Serif" officeooo:paragraph-rsid="006cc24e"/>
    </style:style>
    <style:style style:name="P17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/>
    </style:style>
    <style:style style:name="P18" style:family="paragraph" style:parent-style-name="Standard">
      <style:paragraph-properties fo:margin-left="0in" fo:margin-right="0in" fo:line-height="150%" fo:text-indent="0.4925in" style:auto-text-indent="false"/>
      <style:text-properties style:font-name="Liberation Serif" officeooo:paragraph-rsid="0049d07e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Liberation Serif"/>
    </style:style>
    <style:style style:name="P20" style:family="paragraph" style:parent-style-name="HTML_20_Preformatted">
      <style:text-properties style:font-name="Liberation Serif" fo:font-size="14pt" fo:language="ru" fo:country="RU" style:font-size-asian="14pt" style:font-size-complex="14pt"/>
    </style:style>
    <style:style style:name="P21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Liberation Serif" fo:font-size="14pt" fo:language="ru" fo:country="RU" style:font-size-asian="14pt" style:font-size-complex="14pt"/>
    </style:style>
    <style:style style:name="P22" style:family="paragraph" style:parent-style-name="HTML_20_Preformatted">
      <style:paragraph-properties>
        <style:tab-stops/>
      </style:paragraph-properties>
      <style:text-properties style:font-name="Liberation Serif" fo:font-size="14pt" fo:language="ru" fo:country="RU" style:font-size-asian="14pt" style:font-size-complex="14pt"/>
    </style:style>
    <style:style style:name="P23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fo:font-size="14pt" fo:language="en" fo:country="US" officeooo:paragraph-rsid="002e30e8" style:font-size-asian="14pt" style:font-size-complex="14pt"/>
    </style:style>
    <style:style style:name="P24" style:family="paragraph" style:parent-style-name="No_20_Spacing">
      <style:paragraph-properties fo:line-height="150%" fo:text-align="justify" style:justify-single-word="false"/>
      <style:text-properties style:font-name="Liberation Serif" fo:font-size="14pt" style:font-size-asian="14pt" style:font-size-complex="14pt"/>
    </style:style>
    <style:style style:name="P25" style:family="paragraph" style:parent-style-name="Standard">
      <style:paragraph-properties fo:margin-left="1.0827in" fo:margin-right="0in" fo:line-height="150%" fo:text-align="justify" style:justify-single-word="false" fo:text-indent="0in" style:auto-text-indent="false"/>
      <style:text-properties style:font-name="Liberation Serif" fo:font-size="14pt" style:font-size-asian="14pt" style:font-size-complex="14pt"/>
    </style:style>
    <style:style style:name="P26" style:family="paragraph" style:parent-style-name="Standard">
      <style:text-properties style:font-name="Liberation Serif" fo:font-size="14pt" style:font-size-asian="14pt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28" style:family="paragraph" style:parent-style-name="Standard">
      <style:paragraph-properties fo:margin-left="0in" fo:margin-right="0in" fo:margin-top="0in" fo:margin-bottom="0.1665in" style:contextual-spacing="false" fo:text-indent="0.4925in" style:auto-text-indent="false"/>
      <style:text-properties style:font-name="Liberation Serif" fo:font-size="14pt" style:font-size-asian="14pt"/>
    </style:style>
    <style:style style:name="P29" style:family="paragraph" style:parent-style-name="Standard">
      <style:paragraph-properties fo:margin-left="0in" fo:margin-right="0in" fo:margin-top="0.1665in" fo:margin-bottom="0in" style:contextual-spacing="false" fo:line-height="150%" fo:text-align="justify" style:justify-single-word="false" fo:text-indent="0.4925in" style:auto-text-indent="false"/>
      <style:text-properties style:font-name="Liberation Serif" fo:font-size="14pt" style:font-size-asian="14pt"/>
    </style:style>
    <style:style style:name="P30" style:family="paragraph" style:parent-style-name="Standard">
      <style:paragraph-properties fo:margin-left="0in" fo:margin-right="0in" fo:margin-top="0.1665in" fo:margin-bottom="0in" style:contextual-spacing="false" fo:text-indent="0.4925in" style:auto-text-indent="false"/>
      <style:text-properties style:font-name="Liberation Serif" fo:font-size="14pt" officeooo:paragraph-rsid="0053f9eb" style:font-size-asian="14pt"/>
    </style:style>
    <style:style style:name="P31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32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erif" fo:font-size="14pt" fo:background-color="#ffffff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font-size="14pt" fo:font-weight="bold" style:font-size-asian="14pt" style:font-weight-asian="bold"/>
    </style:style>
    <style:style style:name="P35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Liberation Serif"/>
    </style:style>
    <style:style style:name="P3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font-name="Liberation Serif"/>
    </style:style>
    <style:style style:name="P37" style:family="paragraph" style:parent-style-name="Heading_20_3">
      <style:paragraph-properties fo:line-height="200%" fo:text-align="center" style:justify-single-word="false"/>
      <style:text-properties style:font-name="Liberation Serif"/>
    </style:style>
    <style:style style:name="P38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style:font-name="Liberation Serif" officeooo:rsid="001e74b8" officeooo:paragraph-rsid="001fa771"/>
    </style:style>
    <style:style style:name="P3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1e74b8" officeooo:paragraph-rsid="001e74b8"/>
    </style:style>
    <style:style style:name="P40" style:family="paragraph" style:parent-style-name="Standard">
      <style:text-properties style:font-name="Liberation Serif"/>
    </style:style>
    <style:style style:name="P4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Liberation Serif"/>
    </style:style>
    <style:style style:name="P42" style:family="paragraph" style:parent-style-name="Standard">
      <style:paragraph-properties fo:margin-left="0in" fo:margin-right="0in" fo:margin-top="0.1665in" fo:margin-bottom="0in" style:contextual-spacing="false" fo:text-align="justify" style:justify-single-word="false" fo:text-indent="0.4925in" style:auto-text-indent="false"/>
      <style:text-properties style:font-name="Liberation Serif" officeooo:paragraph-rsid="00531538"/>
    </style:style>
    <style:style style:name="P43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29a65"/>
    </style:style>
    <style:style style:name="P4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7110c"/>
    </style:style>
    <style:style style:name="P45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98976"/>
    </style:style>
    <style:style style:name="P4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Liberation Serif" officeooo:paragraph-rsid="006b559c"/>
    </style:style>
    <style:style style:name="P47" style:family="paragraph" style:parent-style-name="Standard">
      <style:paragraph-properties fo:margin-left="0in" fo:margin-right="0in" fo:orphans="0" fo:widows="0" fo:text-indent="0.2311in" style:auto-text-indent="false"/>
      <style:text-properties style:font-name="Liberation Serif"/>
    </style:style>
    <style:style style:name="P48" style:family="paragraph" style:parent-style-name="List_20_Paragraph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35c6e2" officeooo:paragraph-rsid="0035c6e2"/>
    </style:style>
    <style:style style:name="P49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Liberation Serif" fo:language="en" fo:country="US" officeooo:rsid="003e6784" officeooo:paragraph-rsid="003e6784"/>
    </style:style>
    <style:style style:name="P50" style:family="paragraph" style:parent-style-name="HTML_20_Preformatted">
      <style:paragraph-properties fo:line-height="150%" fo:text-align="center" style:justify-single-word="false"/>
      <style:text-properties style:font-name="Liberation Serif" fo:language="ru" fo:country="RU" style:language-asian="ru" style:country-asian="RU"/>
    </style:style>
    <style:style style:name="P51" style:family="paragraph" style:parent-style-name="HTML_20_Preformatted">
      <style:paragraph-properties fo:line-height="150%"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52" style:family="paragraph" style:parent-style-name="HTML_20_Preformatted">
      <style:text-properties fo:color="#000000" loext:opacity="100%" style:font-name="Liberation Serif" fo:font-size="14pt" fo:language="ru" fo:country="RU" style:font-size-asian="14pt" style:font-size-complex="14pt"/>
    </style:style>
    <style:style style:name="P53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54" style:family="paragraph" style:parent-style-name="HTML_20_Preformatte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loext:opacity="100%" style:font-name="Liberation Serif" fo:font-size="14pt" fo:language="ru" fo:country="RU" style:font-size-asian="14pt" style:font-size-complex="14pt"/>
    </style:style>
    <style:style style:name="P55" style:family="paragraph" style:parent-style-name="HTML_20_Preformatted">
      <style:paragraph-properties fo:text-align="center" style:justify-single-word="false"/>
      <style:text-properties fo:color="#000000" loext:opacity="100%" style:font-name="Liberation Serif" fo:font-size="14pt" fo:language="ru" fo:country="RU" style:font-size-asian="14pt" style:font-size-complex="14pt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background-color="#ffffff" style:font-size-asian="14pt" style:font-size-complex="14pt"/>
    </style:style>
    <style:style style:name="P58" style:family="paragraph" style:parent-style-name="Standard">
      <style:text-properties fo:color="#000000" loext:opacity="100%" style:font-name="Liberation Serif" fo:font-size="14pt" fo:background-color="#ffffff" style:font-size-asian="14pt" style:font-size-complex="14pt"/>
    </style:style>
    <style:style style:name="P59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background-color="#ffffff" style:font-size-asian="14pt" style:font-size-complex="14pt"/>
    </style:style>
    <style:style style:name="P6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1cab47" officeooo:paragraph-rsid="001cab47" fo:background-color="#ffffff" style:font-size-asian="14pt" style:font-size-complex="14pt"/>
    </style:style>
    <style:style style:name="P6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2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3" style:family="paragraph" style:parent-style-name="Normal_20__28_Web_29_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65" style:family="paragraph" style:parent-style-name="Standard">
      <style:paragraph-properties fo:margin-top="0.0417in" fo:margin-bottom="0.0417in" style:contextual-spacing="false" fo:line-height="150%" fo:text-align="justify" style:justify-single-word="false" fo:orphans="0" fo:widows="0">
        <style:tab-stops>
          <style:tab-stop style:position="0.5909in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6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paragraph-rsid="00208bb3" style:font-size-asian="14pt" style:font-size-complex="14pt"/>
    </style:style>
    <style:style style:name="P67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8" style:family="paragraph" style:parent-style-name="Standard">
      <style:paragraph-properties fo:margin-left="0in" fo:margin-right="0in" fo:margin-top="0.1665in" fo:margin-bottom="0in" style:contextual-spacing="false" fo:line-height="150%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69" style:family="paragraph" style:parent-style-name="Heading_20_3">
      <style:paragraph-properties fo:margin-top="0in" fo:margin-bottom="0in" style:contextual-spacing="false" fo:line-height="15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70" style:family="paragraph" style:parent-style-name="Standard">
      <style:text-properties fo:color="#000000" loext:opacity="100%" style:font-name="Liberation Serif" fo:font-size="14pt" style:font-size-asian="14pt" style:font-size-complex="14pt"/>
    </style:style>
    <style:style style:name="P71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2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73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officeooo:paragraph-rsid="00626cf8" style:font-size-asian="14pt" style:font-size-complex="14pt"/>
    </style:style>
    <style:style style:name="P74" style:family="paragraph" style:parent-style-name="Contents_20_Heading">
      <style:paragraph-properties fo:margin-left="0in" fo:margin-right="0in" fo:text-align="start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75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style:font-size-asian="14pt" style:font-size-complex="14pt"/>
    </style:style>
    <style:style style:name="P7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officeooo:paragraph-rsid="00240a6e" style:font-size-asian="14pt" style:font-size-complex="14pt"/>
    </style:style>
    <style:style style:name="P77" style:family="paragraph" style:parent-style-name="ph_5f_Normal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7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40a6e" officeooo:paragraph-rsid="00240a6e" style:font-size-asian="14pt" style:font-size-complex="14pt"/>
    </style:style>
    <style:style style:name="P79" style:family="paragraph" style:parent-style-name="Standard">
      <style:paragraph-properties fo:margin-left="0in" fo:margin-right="0in" fo:margin-top="0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a51e0" officeooo:paragraph-rsid="002a51e0" style:font-size-asian="14pt" style:font-size-complex="14pt"/>
    </style:style>
    <style:style style:name="P8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81" style:family="paragraph" style:parent-style-name="Standard">
      <style:paragraph-properties fo:margin-left="0in" fo:margin-right="0in" fo:line-height="150%" fo:text-align="end" style:justify-single-word="false" fo:text-indent="0.4925in" style:auto-text-indent="false"/>
      <style:text-properties fo:color="#000000" loext:opacity="100%" style:font-name="Liberation Serif" fo:font-size="14pt" style:font-size-asian="14pt" style:font-size-complex="14pt" style:font-weight-complex="bold"/>
    </style:style>
    <style:style style:name="P82" style:family="paragraph" style:parent-style-name="Standard">
      <style:paragraph-properties fo:orphans="0" fo:widows="0"/>
      <style:text-properties fo:color="#000000" loext:opacity="100%" style:font-name="Liberation Serif" fo:font-size="14pt" style:font-size-asian="14pt" style:font-size-complex="14pt"/>
    </style:style>
    <style:style style:name="P83" style:family="paragraph" style:parent-style-name="Standard">
      <style:paragraph-properties fo:margin-left="0in" fo:margin-right="0in" fo:orphans="0" fo:widows="0" fo:text-indent="0.2311in" style:auto-text-indent="false"/>
      <style:text-properties fo:color="#000000" loext:opacity="100%" style:font-name="Liberation Serif" fo:font-size="14pt" style:font-size-asian="14pt" style:font-size-complex="14pt"/>
    </style:style>
    <style:style style:name="P84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style:font-size-asian="14pt" style:font-size-complex="14pt"/>
    </style:style>
    <style:style style:name="P85" style:family="paragraph" style:parent-style-name="Standard">
      <style:paragraph-properties fo:margin-top="0in" fo:margin-bottom="0.111in" style:contextual-spacing="false" fo:line-height="108%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6" style:family="paragraph" style:parent-style-name="Standard">
      <style:paragraph-properties fo:line-height="150%" fo:text-align="justify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7" style:family="paragraph" style:parent-style-name="Standard">
      <style:paragraph-properties fo:margin-left="0in" fo:margin-right="0in" fo:line-height="150%" fo:text-indent="0.4925in" style:auto-text-indent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8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style:font-name="Liberation Serif" fo:font-size="14pt" fo:font-weight="bold" style:font-size-asian="14pt" style:font-weight-asian="bold" style:font-size-complex="14pt"/>
    </style:style>
    <style:style style:name="P90" style:family="paragraph" style:parent-style-name="Standard">
      <style:paragraph-properties fo:text-align="center" style:justify-single-word="false" fo:orphans="0" fo:widows="0"/>
      <style:text-properties fo:color="#000000" loext:opacity="100%" style:font-name="Liberation Serif" fo:font-size="14pt" fo:font-weight="bold" style:font-size-asian="14pt" style:font-weight-asian="bold" style:font-size-complex="14pt" style:font-weight-complex="bold"/>
    </style:style>
    <style:style style:name="P91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9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font-weight="bold" fo:background-color="#ffffff" style:font-size-asian="14pt" style:font-weight-asian="bold" style:font-size-complex="14pt"/>
    </style:style>
    <style:style style:name="P93" style:family="paragraph" style:parent-style-name="Standard">
      <style:paragraph-properties fo:margin-top="0in" fo:margin-bottom="0.1665in" style:contextual-spacing="false" fo:text-align="justify" style:justify-single-word="false"/>
      <style:text-properties fo:color="#000000" loext:opacity="100%" style:font-name="Liberation Serif" fo:font-size="14pt" fo:font-weight="normal" officeooo:paragraph-rsid="00626cf8" style:font-size-asian="14pt" style:font-weight-asian="normal" style:font-size-complex="14pt" style:font-weight-complex="normal"/>
    </style:style>
    <style:style style:name="P94" style:family="paragraph" style:parent-style-name="Heading_20_2">
      <style:paragraph-properties fo:margin-top="0in" fo:margin-bottom="0in" style:contextual-spacing="false" fo:line-height="200%" fo:text-align="center" style:justify-single-word="false"/>
      <style:text-properties fo:color="#000000" loext:opacity="100%" style:font-name="Liberation Serif" fo:font-size="16pt" fo:font-weight="bold" fo:background-color="#ffffff" style:font-size-asian="16pt" style:font-weight-asian="bold" style:font-size-complex="14pt"/>
    </style:style>
    <style:style style:name="P95" style:family="paragraph" style:parent-style-name="Standard">
      <style:text-properties fo:color="#000000" loext:opacity="100%" fo:font-size="14pt" style:font-size-asian="14pt" style:font-size-complex="14pt"/>
    </style:style>
    <style:style style:name="P96" style:family="paragraph" style:parent-style-name="Heading_20_3">
      <style:paragraph-properties fo:margin-top="0in" fo:margin-bottom="0in" style:contextual-spacing="false" fo:line-height="200%" fo:text-align="center" style:justify-single-word="false"/>
      <style:text-properties style:use-window-font-color="true" loext:opacity="0%" style:font-name="Liberation Serif" fo:font-size="14pt" style:font-size-asian="14pt" style:font-size-complex="14pt"/>
    </style:style>
    <style:style style:name="P97" style:family="paragraph" style:parent-style-name="Standard">
      <style:paragraph-properties fo:margin-left="0in" fo:margin-right="0in" fo:line-height="150%" fo:text-indent="0.4925in" style:auto-text-indent="false"/>
      <style:text-properties fo:color="#222222" loext:opacity="100%" style:font-name="Liberation Serif" fo:font-size="14pt" fo:background-color="#ffffff" style:font-size-asian="14pt"/>
    </style:style>
    <style:style style:name="P98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style:font-size-asian="14pt" style:font-size-complex="14pt"/>
    </style:style>
    <style:style style:name="P99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officeooo:paragraph-rsid="004dd5a4" style:font-size-asian="14pt" style:font-size-complex="14pt"/>
    </style:style>
    <style:style style:name="P100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style:font-size-asian="14pt" style:font-size-complex="14pt"/>
    </style:style>
    <style:style style:name="P101" style:family="paragraph" style:parent-style-name="Heading_20_1" style:list-style-name="WWNum3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02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03" style:family="paragraph" style:parent-style-name="Heading_20_1" style:list-style-name="">
      <style:paragraph-properties fo:margin-left="0in" fo:margin-right="0in" fo:margin-top="0in" fo:margin-bottom="0in" style:contextual-spacing="false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104" style:family="paragraph" style:parent-style-name="Heading_20_1" style:list-style-name="WWNum22">
      <style:paragraph-properties fo:margin-left="0in" fo:margin-right="0in" fo:line-height="200%" fo:text-align="center" style:justify-single-word="false" fo:text-indent="0.2957in" style:auto-text-indent="false" fo:break-before="page"/>
      <style:text-properties fo:color="#000000" loext:opacity="100%" style:font-name="Liberation Serif" fo:font-size="14pt" fo:background-color="#ffffff" style:font-size-asian="14pt" style:font-size-complex="14pt"/>
    </style:style>
    <style:style style:name="P105" style:family="paragraph" style:parent-style-name="Heading_20_1" style:list-style-name="">
      <style:paragraph-properties fo:margin-left="0.3335in" fo:margin-right="0in" fo:line-height="200%" fo:text-align="center" style:justify-single-word="false" fo:text-indent="0in" style:auto-text-indent="false" fo:break-before="page"/>
      <style:text-properties fo:color="#000000" loext:opacity="100%" style:font-name="Liberation Serif" fo:font-size="14pt" fo:background-color="#ffffff" style:font-size-asian="14pt" style:font-size-complex="14pt" style:font-weight-complex="bold"/>
    </style:style>
    <style:style style:name="P106" style:family="paragraph" style:parent-style-name="Heading_20_1" style:list-style-name="">
      <style:paragraph-properties fo:margin-left="0in" fo:margin-right="0in" fo:text-align="center" style:justify-single-word="false" fo:text-indent="0in" style:auto-text-indent="false"/>
    </style:style>
    <style:style style:name="P107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1fa771"/>
    </style:style>
    <style:style style:name="P10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216710"/>
    </style:style>
    <style:style style:name="P109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paragraph-rsid="0061f505"/>
    </style:style>
    <style:style style:name="P110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/>
    </style:style>
    <style:style style:name="P111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/>
    </style:style>
    <style:style style:name="P112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/>
    </style:style>
    <style:style style:name="P113" style:family="paragraph" style:parent-style-name="List_20_Paragraph" style:list-style-name="WWNum31">
      <style:paragraph-properties fo:margin-left="0in" fo:margin-right="0in" fo:line-height="150%" fo:text-align="justify" style:justify-single-word="false" fo:text-indent="0in" style:auto-text-indent="false"/>
      <style:text-properties style:font-name="Liberation Serif"/>
    </style:style>
    <style:style style:name="P114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fo:language="ru" fo:country="RU" officeooo:rsid="004b1884" officeooo:paragraph-rsid="004b1884"/>
    </style:style>
    <style:style style:name="P115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44b44d" officeooo:paragraph-rsid="0044b44d" style:font-size-asian="14pt"/>
    </style:style>
    <style:style style:name="P116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6cfef" officeooo:paragraph-rsid="0056cfef" style:font-size-asian="14pt"/>
    </style:style>
    <style:style style:name="P117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6cfef" officeooo:paragraph-rsid="0056cfef" style:font-size-asian="14pt"/>
    </style:style>
    <style:style style:name="P118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543193" officeooo:paragraph-rsid="00543193" style:font-size-asian="14pt"/>
    </style:style>
    <style:style style:name="P119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53f9eb" style:font-size-asian="14pt"/>
    </style:style>
    <style:style style:name="P120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paragraph-rsid="006d3403" style:font-size-asian="14pt"/>
    </style:style>
    <style:style style:name="P121" style:family="paragraph" style:parent-style-name="List_20_Paragraph" style:list-style-name="WWNum42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style:font-size-asian="14pt"/>
    </style:style>
    <style:style style:name="P122" style:family="paragraph" style:parent-style-name="List_20_Paragraph" style:list-style-name="WWNum49">
      <style:paragraph-properties fo:margin-left="0.8862in" fo:margin-right="0in" fo:line-height="150%" fo:text-align="justify" style:justify-single-word="false" fo:text-indent="-0.2953in" style:auto-text-indent="false"/>
      <style:text-properties style:font-name="Liberation Serif" fo:font-size="14pt" style:font-size-asian="14pt"/>
    </style:style>
    <style:style style:name="P123" style:family="paragraph" style:parent-style-name="List_20_Paragraph" style:list-style-name="WWNum45">
      <style:paragraph-properties fo:line-height="150%"/>
      <style:text-properties style:font-name="Liberation Serif" fo:font-size="14pt" style:font-size-asian="14pt"/>
    </style:style>
    <style:style style:name="P124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5a7bac" officeooo:paragraph-rsid="005a7bac" style:font-size-asian="14pt"/>
    </style:style>
    <style:style style:name="P125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dc0c" officeooo:paragraph-rsid="0026dc0c" style:font-size-asian="14pt"/>
    </style:style>
    <style:style style:name="P126" style:family="paragraph" style:parent-style-name="List_20_Paragraph" style:list-style-name="WWNum40">
      <style:paragraph-properties fo:margin-top="0.1665in" fo:margin-bottom="0in" style:contextual-spacing="true" fo:line-height="150%" fo:text-align="justify" style:justify-single-word="false"/>
      <style:text-properties style:font-name="Liberation Serif" fo:font-size="14pt" officeooo:rsid="0026e5e3" officeooo:paragraph-rsid="0026e5e3" style:font-size-asian="14pt"/>
    </style:style>
    <style:style style:name="P127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officeooo:rsid="00736a54" officeooo:paragraph-rsid="00736a54" style:font-size-asian="14pt"/>
    </style:style>
    <style:style style:name="P128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style:font-name="Liberation Serif" fo:font-size="14pt" fo:language="ru" fo:country="RU" officeooo:rsid="00551ff6" officeooo:paragraph-rsid="00551ff6" style:font-size-asian="14pt"/>
    </style:style>
    <style:style style:name="P129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style:font-name="Liberation Serif" officeooo:rsid="002e30e8" officeooo:paragraph-rsid="002e30e8"/>
    </style:style>
    <style:style style:name="P130" style:family="paragraph" style:parent-style-name="List_20_Paragraph" style:list-style-name="WWNum12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b1884" fo:background-color="#ffffff" style:font-size-asian="14pt" style:font-size-complex="14pt"/>
    </style:style>
    <style:style style:name="P131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6d3403" officeooo:paragraph-rsid="006d3403" fo:background-color="#ffffff" style:font-size-asian="14pt" style:font-size-complex="14pt"/>
    </style:style>
    <style:style style:name="P132" style:family="paragraph" style:parent-style-name="List_20_Paragraph" style:list-style-name="WWNum50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background-color="#ffffff" style:font-size-asian="14pt" style:font-size-complex="14pt"/>
    </style:style>
    <style:style style:name="P133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4ea8d2" style:font-size-asian="14pt" style:font-size-complex="14pt"/>
    </style:style>
    <style:style style:name="P134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ea8d2" officeooo:paragraph-rsid="0061f505" style:font-size-asian="14pt" style:font-size-complex="14pt"/>
    </style:style>
    <style:style style:name="P135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4ea8d2" style:font-size-asian="14pt" style:font-size-complex="14pt"/>
    </style:style>
    <style:style style:name="P136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4b1884" officeooo:paragraph-rsid="0061f505" style:font-size-asian="14pt" style:font-size-complex="14pt"/>
    </style:style>
    <style:style style:name="P137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509d08" style:font-size-asian="14pt" style:font-size-complex="14pt"/>
    </style:style>
    <style:style style:name="P13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09d08" officeooo:paragraph-rsid="0061f505" style:font-size-asian="14pt" style:font-size-complex="14pt"/>
    </style:style>
    <style:style style:name="P139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0" style:family="paragraph" style:parent-style-name="List_20_Paragraph" style:list-style-name="WWNum18">
      <style:paragraph-properties fo:margin-left="0.9846in" fo:margin-right="0in" fo:line-height="150%" fo:text-align="justify" style:justify-single-word="false" fo:text-indent="-0.2953in" style:auto-text-indent="false"/>
      <style:text-properties fo:color="#000000" loext:opacity="100%" style:font-name="Liberation Serif" fo:font-size="14pt" style:font-size-asian="14pt" style:font-size-complex="14pt"/>
    </style:style>
    <style:style style:name="P141" style:family="paragraph" style:parent-style-name="List_20_Paragraph" style:list-style-name="WWNum19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2" style:family="paragraph" style:parent-style-name="List_20_Paragraph" style:list-style-name="WWNum41">
      <style:paragraph-properties fo:margin-top="0in" fo:margin-bottom="0.1665in" style:contextual-spacing="true" fo:line-height="150%" fo:text-align="justify" style:justify-single-word="false"/>
      <style:text-properties fo:color="#000000" loext:opacity="100%" style:font-name="Liberation Serif" fo:font-size="14pt" style:font-size-asian="14pt" style:font-size-complex="14pt"/>
    </style:style>
    <style:style style:name="P143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44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6cfef" officeooo:paragraph-rsid="0056cfef" style:font-size-asian="14pt" style:font-size-complex="14pt"/>
    </style:style>
    <style:style style:name="P145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551ff6" officeooo:paragraph-rsid="00551ff6" style:font-size-asian="14pt" style:font-size-complex="14pt"/>
    </style:style>
    <style:style style:name="P146" style:family="paragraph" style:parent-style-name="List_20_Paragraph" style:list-style-name="WWNum13">
      <style:paragraph-properties fo:margin-left="0in" fo:margin-right="0in" fo:margin-top="0in" fo:margin-bottom="0.1665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08bb3" officeooo:paragraph-rsid="0061f505" style:font-size-asian="14pt" style:font-size-complex="14pt"/>
    </style:style>
    <style:style style:name="P147" style:family="paragraph" style:parent-style-name="List_20_Paragraph" style:list-style-name="WWNum2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officeooo:rsid="002e30e8" officeooo:paragraph-rsid="002e30e8" style:font-size-asian="14pt" style:font-size-complex="14pt"/>
    </style:style>
    <style:style style:name="P148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51ea16" fo:background-color="#ffffff" style:font-size-asian="14pt" style:font-size-complex="14pt"/>
    </style:style>
    <style:style style:name="P149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1ea16" officeooo:paragraph-rsid="0061f505" fo:background-color="#ffffff" style:font-size-asian="14pt" style:font-size-complex="14pt"/>
    </style:style>
    <style:style style:name="P150" style:family="paragraph" style:parent-style-name="List_20_Paragraph" style:list-style-name="WWNum13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62fbc7" officeooo:paragraph-rsid="0061f505" fo:background-color="#ffffff" style:font-size-asian="14pt" style:font-size-complex="14pt"/>
    </style:style>
    <style:style style:name="P151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91eee" officeooo:paragraph-rsid="00591eee" style:font-size-asian="14pt" style:font-size-complex="14pt"/>
    </style:style>
    <style:style style:name="P152" style:family="paragraph" style:parent-style-name="List_20_Paragraph" style:list-style-name="WWNum40">
      <style:paragraph-properties fo:margin-left="0in" fo:margin-right="0in" fo:margin-top="0.1665in" fo:margin-bottom="0in" style:contextual-spacing="true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rsid="0057305f" officeooo:paragraph-rsid="0057305f" style:font-size-asian="14pt" style:font-size-complex="14pt"/>
    </style:style>
    <style:style style:name="P153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29a65" style:font-size-asian="14pt" style:font-size-complex="14pt"/>
    </style:style>
    <style:style style:name="P154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7110c" style:font-size-asian="14pt" style:font-size-complex="14pt"/>
    </style:style>
    <style:style style:name="P155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24f6ab" style:font-size-asian="14pt" style:font-size-complex="14pt"/>
    </style:style>
    <style:style style:name="P156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226a69" officeooo:paragraph-rsid="006b559c" style:font-size-asian="14pt" style:font-size-complex="14pt"/>
    </style:style>
    <style:style style:name="P157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32a60" style:font-size-asian="14pt" style:font-size-complex="14pt"/>
    </style:style>
    <style:style style:name="P158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32a60" officeooo:paragraph-rsid="0067110c" style:font-size-asian="14pt" style:font-size-complex="14pt"/>
    </style:style>
    <style:style style:name="P159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608ea" officeooo:paragraph-rsid="006608ea" style:font-size-asian="14pt" style:font-size-complex="14pt"/>
    </style:style>
    <style:style style:name="P160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officeooo:rsid="0067110c" officeooo:paragraph-rsid="0067110c" style:font-size-asian="14pt" style:font-size-complex="14pt"/>
    </style:style>
    <style:style style:name="P161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style:font-name="Liberation Serif" fo:font-size="14pt" fo:language="ru" fo:country="RU" officeooo:paragraph-rsid="0035c6e2" style:font-size-asian="14pt" style:language-asian="ru" style:country-asian="RU" style:font-size-complex="14pt"/>
    </style:style>
    <style:style style:name="P162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226a69" officeooo:paragraph-rsid="00629a65" style:font-size-asian="14pt" style:font-weight-asian="normal" style:font-size-complex="14pt" style:font-weight-complex="normal"/>
    </style:style>
    <style:style style:name="P163" style:family="paragraph" style:parent-style-name="List_20_Paragraph" style:list-style-name="WWNum13">
      <style:paragraph-properties fo:margin-top="0.1665in" fo:margin-bottom="0in" style:contextual-spacing="true" fo:line-height="150%" fo:text-align="justify" style:justify-single-word="false"/>
      <style:text-properties fo:color="#000000" loext:opacity="100%" style:font-name="Liberation Serif" fo:font-size="14pt" fo:language="ru" fo:country="RU" fo:font-weight="normal" officeooo:rsid="00698976" officeooo:paragraph-rsid="00698976" style:font-size-asian="14pt" style:font-weight-asian="normal" style:font-size-complex="14pt" style:font-weight-complex="normal"/>
    </style:style>
    <style:style style:name="P164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35c6e2" style:font-size-asian="14pt" style:language-asian="ru" style:country-asian="RU" style:font-size-complex="14pt"/>
    </style:style>
    <style:style style:name="P165" style:family="paragraph" style:parent-style-name="List_20_Paragraph" style:list-style-name="WWNum24">
      <style:paragraph-properties fo:margin-left="0in" fo:margin-right="0in" fo:line-height="150%" fo:text-align="justify" style:justify-single-word="false" fo:text-indent="0.4925in" style:auto-text-indent="false"/>
      <style:text-properties officeooo:paragraph-rsid="0035c6e2"/>
    </style:style>
    <style:style style:name="P166" style:family="paragraph" style:parent-style-name="List_20_Paragraph" style:list-style-name="WWNum31">
      <style:paragraph-properties fo:margin-left="0in" fo:margin-right="0in" fo:line-height="150%" fo:text-align="justify" style:justify-single-word="false" fo:text-indent="0.4925in" style:auto-text-indent="false"/>
    </style:style>
    <style:style style:name="P167" style:family="paragraph" style:parent-style-name="Normal_20__28_Web_29_" style:list-style-name="WWNum17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P168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style:font-name="Liberation Serif"/>
    </style:style>
    <style:style style:name="P169" style:family="paragraph" style:parent-style-name="ph_5f_Bullet" style:list-style-name="WWNum26">
      <style:paragraph-properties fo:margin-left="0in" fo:margin-right="0in" fo:margin-top="0in" fo:margin-bottom="0in" style:contextual-spacing="true" fo:text-indent="0.4925in" style:auto-text-indent="false"/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color="#000000" loext:opacity="100%" fo:font-size="14pt" officeooo:rsid="001cab47" style:font-size-asian="14pt" style:font-size-complex="14pt"/>
    </style:style>
    <style:style style:name="T3" style:family="text">
      <style:text-properties fo:color="#000000" loext:opacity="100%" fo:font-size="14pt" officeooo:rsid="00216710" style:font-size-asian="14pt" style:font-size-complex="14pt"/>
    </style:style>
    <style:style style:name="T4" style:family="text">
      <style:text-properties fo:color="#000000" loext:opacity="100%" fo:font-size="14pt" officeooo:rsid="00240a6e" style:font-size-asian="14pt" style:font-size-complex="14pt"/>
    </style:style>
    <style:style style:name="T5" style:family="text">
      <style:text-properties fo:color="#000000" loext:opacity="100%" fo:font-size="14pt" officeooo:rsid="002da11b" style:font-size-asian="14pt" style:font-size-complex="14pt"/>
    </style:style>
    <style:style style:name="T6" style:family="text">
      <style:text-properties fo:color="#000000" loext:opacity="100%" fo:font-size="14pt" officeooo:rsid="002e30e8" style:font-size-asian="14pt" style:font-size-complex="14pt"/>
    </style:style>
    <style:style style:name="T7" style:family="text">
      <style:text-properties fo:color="#000000" loext:opacity="100%" fo:font-size="14pt" officeooo:rsid="001a0396" style:font-size-asian="14pt" style:font-size-complex="14pt"/>
    </style:style>
    <style:style style:name="T8" style:family="text">
      <style:text-properties fo:color="#000000" loext:opacity="100%" fo:font-size="14pt" officeooo:rsid="004895db" style:font-size-asian="14pt" style:font-size-complex="14pt"/>
    </style:style>
    <style:style style:name="T9" style:family="text">
      <style:text-properties fo:color="#000000" loext:opacity="100%" fo:font-size="14pt" officeooo:rsid="001aca28" style:font-size-asian="14pt" style:font-size-complex="14pt"/>
    </style:style>
    <style:style style:name="T10" style:family="text">
      <style:text-properties fo:color="#000000" loext:opacity="100%" fo:font-size="14pt" officeooo:rsid="0048a0d0" style:font-size-asian="14pt" style:font-size-complex="14pt"/>
    </style:style>
    <style:style style:name="T11" style:family="text">
      <style:text-properties fo:color="#000000" loext:opacity="100%" fo:font-size="14pt" officeooo:rsid="004ea8d2" style:font-size-asian="14pt" style:font-size-complex="14pt"/>
    </style:style>
    <style:style style:name="T12" style:family="text">
      <style:text-properties fo:color="#000000" loext:opacity="100%" fo:font-size="14pt" style:font-size-asian="14pt" style:language-asian="ru" style:country-asian="RU" style:font-size-complex="14pt"/>
    </style:style>
    <style:style style:name="T13" style:family="text">
      <style:text-properties fo:color="#000000" loext:opacity="100%" fo:font-size="14pt" fo:font-weight="bold" style:font-size-asian="14pt" style:font-weight-asian="bold" style:font-size-complex="14pt"/>
    </style:style>
    <style:style style:name="T14" style:family="text">
      <style:text-properties fo:color="#000000" loext:opacity="100%" fo:font-size="14pt" fo:background-color="#ffffff" loext:char-shading-value="0" style:font-size-asian="14pt" style:font-size-complex="14pt"/>
    </style:style>
    <style:style style:name="T15" style:family="text">
      <style:text-properties fo:color="#000000" loext:opacity="100%" fo:font-size="14pt" officeooo:rsid="001e3fa1" fo:background-color="#ffffff" loext:char-shading-value="0" style:font-size-asian="14pt" style:font-size-complex="14pt"/>
    </style:style>
    <style:style style:name="T16" style:family="text">
      <style:text-properties fo:color="#000000" loext:opacity="100%" fo:font-size="14pt" officeooo:rsid="00240a6e" fo:background-color="#ffffff" loext:char-shading-value="0" style:font-size-asian="14pt" style:font-size-complex="14pt"/>
    </style:style>
    <style:style style:name="T17" style:family="text">
      <style:text-properties fo:color="#000000" loext:opacity="100%" fo:font-size="14pt" officeooo:rsid="0044b44d" fo:background-color="#ffffff" loext:char-shading-value="0" style:font-size-asian="14pt" style:font-size-complex="14pt"/>
    </style:style>
    <style:style style:name="T18" style:family="text">
      <style:text-properties fo:color="#000000" loext:opacity="100%" fo:font-size="14pt" officeooo:rsid="004b1884" fo:background-color="#ffffff" loext:char-shading-value="0" style:font-size-asian="14pt" style:font-size-complex="14pt"/>
    </style:style>
    <style:style style:name="T19" style:family="text">
      <style:text-properties fo:color="#000000" loext:opacity="100%" fo:font-size="14pt" officeooo:rsid="0057b6f0" fo:background-color="#ffffff" loext:char-shading-value="0" style:font-size-asian="14pt" style:font-size-complex="14pt"/>
    </style:style>
    <style:style style:name="T20" style:family="text">
      <style:text-properties fo:color="#000000" loext:opacity="100%" fo:font-size="14pt" officeooo:rsid="004ea8d2" fo:background-color="#ffffff" loext:char-shading-value="0" style:font-size-asian="14pt" style:font-size-complex="14pt"/>
    </style:style>
    <style:style style:name="T21" style:family="text">
      <style:text-properties fo:color="#000000" loext:opacity="100%" fo:font-size="14pt" officeooo:rsid="00509d08" fo:background-color="#ffffff" loext:char-shading-value="0" style:font-size-asian="14pt" style:font-size-complex="14pt"/>
    </style:style>
    <style:style style:name="T22" style:family="text">
      <style:text-properties fo:color="#000000" loext:opacity="100%" fo:font-size="14pt" officeooo:rsid="0051ea16" fo:background-color="#ffffff" loext:char-shading-value="0" style:font-size-asian="14pt" style:font-size-complex="14pt"/>
    </style:style>
    <style:style style:name="T23" style:family="text">
      <style:text-properties fo:color="#000000" loext:opacity="100%" fo:font-size="14pt" fo:language="en" fo:country="US" officeooo:rsid="002da11b" fo:background-color="#ffffff" loext:char-shading-value="0" style:font-size-asian="14pt" style:font-size-complex="14pt"/>
    </style:style>
    <style:style style:name="T24" style:family="text">
      <style:text-properties fo:color="#000000" loext:opacity="100%" fo:font-size="14pt" fo:language="en" fo:country="US" officeooo:rsid="0057b6f0" fo:background-color="#ffffff" loext:char-shading-value="0" style:font-size-asian="14pt" style:font-size-complex="14pt"/>
    </style:style>
    <style:style style:name="T25" style:family="text">
      <style:text-properties fo:color="#000000" loext:opacity="100%" fo:font-size="14pt" fo:language="en" fo:country="US" style:font-size-asian="14pt" style:font-size-complex="14pt"/>
    </style:style>
    <style:style style:name="T26" style:family="text">
      <style:text-properties fo:color="#000000" loext:opacity="100%" fo:font-size="14pt" fo:language="en" fo:country="US" style:font-size-asian="14pt" style:language-asian="ru" style:country-asian="RU" style:font-size-complex="14pt"/>
    </style:style>
    <style:style style:name="T27" style:family="text">
      <style:text-properties fo:color="#000000" loext:opacity="100%" fo:font-size="14pt" fo:language="ru" fo:country="RU" style:font-size-asian="14pt" style:font-size-complex="14pt"/>
    </style:style>
    <style:style style:name="T28" style:family="text">
      <style:text-properties fo:color="#000000" loext:opacity="100%" fo:font-size="14pt" fo:language="ru" fo:country="RU" officeooo:rsid="00240a6e" style:font-size-asian="14pt" style:font-size-complex="14pt"/>
    </style:style>
    <style:style style:name="T29" style:family="text">
      <style:text-properties fo:color="#000000" loext:opacity="100%" fo:font-size="14pt" fo:language="ru" fo:country="RU" officeooo:rsid="002e30e8" style:font-size-asian="14pt" style:font-size-complex="14pt"/>
    </style:style>
    <style:style style:name="T30" style:family="text">
      <style:text-properties fo:color="#000000" loext:opacity="100%" fo:font-size="14pt" fo:language="ru" fo:country="RU" officeooo:rsid="001a0396" style:font-size-asian="14pt" style:font-size-complex="14pt"/>
    </style:style>
    <style:style style:name="T31" style:family="text">
      <style:text-properties fo:color="#000000" loext:opacity="100%" fo:font-size="14pt" fo:language="ru" fo:country="RU" officeooo:rsid="001aca28" style:font-size-asian="14pt" style:font-size-complex="14pt"/>
    </style:style>
    <style:style style:name="T32" style:family="text">
      <style:text-properties fo:color="#000000" loext:opacity="100%" fo:font-size="14pt" fo:language="ru" fo:country="RU" officeooo:rsid="00304f07" style:font-size-asian="14pt" style:font-size-complex="14pt"/>
    </style:style>
    <style:style style:name="T33" style:family="text">
      <style:text-properties fo:color="#000000" loext:opacity="100%" fo:font-size="14pt" fo:language="ru" fo:country="RU" officeooo:rsid="001bec19" style:font-size-asian="14pt" style:font-size-complex="14pt"/>
    </style:style>
    <style:style style:name="T34" style:family="text">
      <style:text-properties fo:color="#000000" loext:opacity="100%" fo:font-size="14pt" fo:language="ru" fo:country="RU" officeooo:rsid="0032bce0" style:font-size-asian="14pt" style:font-size-complex="14pt"/>
    </style:style>
    <style:style style:name="T35" style:family="text">
      <style:text-properties fo:color="#000000" loext:opacity="100%" fo:font-size="14pt" fo:language="ru" fo:country="RU" officeooo:rsid="0048a0d0" style:font-size-asian="14pt" style:font-size-complex="14pt"/>
    </style:style>
    <style:style style:name="T36" style:family="text">
      <style:text-properties fo:color="#000000" loext:opacity="100%" fo:font-size="14pt" fo:language="ru" fo:country="RU" fo:background-color="#ffffff" loext:char-shading-value="0" style:font-size-asian="14pt" style:font-size-complex="14pt"/>
    </style:style>
    <style:style style:name="T37" style:family="text">
      <style:text-properties fo:color="#000000" loext:opacity="100%" fo:font-size="14pt" fo:language="ru" fo:country="RU" officeooo:rsid="002da11b" fo:background-color="#ffffff" loext:char-shading-value="0" style:font-size-asian="14pt" style:font-size-complex="14pt"/>
    </style:style>
    <style:style style:name="T38" style:family="text">
      <style:text-properties fo:color="#000000" loext:opacity="100%" fo:font-size="14pt" fo:language="ru" fo:country="RU" officeooo:rsid="002e17b6" fo:background-color="#ffffff" loext:char-shading-value="0" style:font-size-asian="14pt" style:font-size-complex="14pt"/>
    </style:style>
    <style:style style:name="T39" style:family="text">
      <style:text-properties fo:color="#000000" loext:opacity="100%" fo:font-size="14pt" fo:language="ru" fo:country="RU" officeooo:rsid="001a0396" fo:background-color="#ffffff" loext:char-shading-value="0" style:font-size-asian="14pt" style:font-size-complex="14pt"/>
    </style:style>
    <style:style style:name="T40" style:family="text">
      <style:text-properties fo:color="#000000" loext:opacity="100%" fo:font-size="14pt" fo:language="ru" fo:country="RU" officeooo:rsid="001aca28" fo:background-color="#ffffff" loext:char-shading-value="0" style:font-size-asian="14pt" style:font-size-complex="14pt"/>
    </style:style>
    <style:style style:name="T41" style:family="text">
      <style:text-properties fo:color="#000000" loext:opacity="100%" fo:font-size="14pt" fo:language="ru" fo:country="RU" officeooo:rsid="003fccec" fo:background-color="#ffffff" loext:char-shading-value="0" style:font-size-asian="14pt" style:font-size-complex="14pt"/>
    </style:style>
    <style:style style:name="T42" style:family="text">
      <style:text-properties fo:color="#000000" loext:opacity="100%" fo:font-size="14pt" fo:language="ru" fo:country="RU" officeooo:rsid="004329bc" fo:background-color="#ffffff" loext:char-shading-value="0" style:font-size-asian="14pt" style:font-size-complex="14pt"/>
    </style:style>
    <style:style style:name="T43" style:family="text">
      <style:text-properties fo:color="#000000" loext:opacity="100%" fo:font-size="14pt" fo:language="ru" fo:country="RU" officeooo:rsid="004cf354" fo:background-color="#ffffff" loext:char-shading-value="0" style:font-size-asian="14pt" style:font-size-complex="14pt"/>
    </style:style>
    <style:style style:name="T44" style:family="text">
      <style:text-properties fo:color="#000000" loext:opacity="100%" fo:font-size="14pt" fo:language="ru" fo:country="RU" officeooo:rsid="004d11df" fo:background-color="#ffffff" loext:char-shading-value="0" style:font-size-asian="14pt" style:font-size-complex="14pt"/>
    </style:style>
    <style:style style:name="T45" style:family="text">
      <style:text-properties fo:color="#000000" loext:opacity="100%" fo:font-size="14pt" fo:language="ru" fo:country="RU" officeooo:rsid="004dd5a4" fo:background-color="#ffffff" loext:char-shading-value="0" style:font-size-asian="14pt" style:font-size-complex="14pt"/>
    </style:style>
    <style:style style:name="T46" style:family="text">
      <style:text-properties fo:color="#000000" loext:opacity="100%" fo:font-size="14pt" fo:language="ru" fo:country="RU" officeooo:rsid="0051ea16" fo:background-color="#ffffff" loext:char-shading-value="0" style:font-size-asian="14pt" style:font-size-complex="14pt"/>
    </style:style>
    <style:style style:name="T47" style:family="text">
      <style:text-properties fo:color="#000000" loext:opacity="100%" fo:font-size="14pt" fo:language="ru" fo:country="RU" officeooo:rsid="0062fbc7" fo:background-color="#ffffff" loext:char-shading-value="0" style:font-size-asian="14pt" style:font-size-complex="14pt"/>
    </style:style>
    <style:style style:name="T48" style:family="text">
      <style:text-properties fo:color="#000000" loext:opacity="100%" fo:font-size="14pt" fo:language="ru" fo:country="RU" fo:font-weight="normal" officeooo:rsid="001aca28" style:font-size-asian="14pt" style:font-weight-asian="normal" style:font-size-complex="14pt" style:font-weight-complex="normal"/>
    </style:style>
    <style:style style:name="T49" style:family="text">
      <style:text-properties fo:color="#000000" loext:opacity="100%" fo:font-size="14pt" fo:language="ru" fo:country="RU" fo:font-weight="normal" officeooo:rsid="001aca28" style:font-size-asian="14pt" style:language-asian="ru" style:country-asian="RU" style:font-weight-asian="normal" style:font-size-complex="14pt" style:font-weight-complex="normal"/>
    </style:style>
    <style:style style:name="T50" style:family="text">
      <style:text-properties fo:color="#000000" loext:opacity="100%" fo:font-size="14pt" fo:language="ru" fo:country="RU" fo:font-weight="normal" officeooo:rsid="001a0396" style:font-size-asian="14pt" style:language-asian="ru" style:country-asian="RU" style:font-weight-asian="normal" style:font-size-complex="14pt" style:font-weight-complex="normal"/>
    </style:style>
    <style:style style:name="T51" style:family="text">
      <style:text-properties fo:color="#000000" loext:opacity="100%" fo:font-size="14pt" fo:language="ru" fo:country="RU" fo:font-weight="normal" officeooo:rsid="004895db" style:font-size-asian="14pt" style:language-asian="ru" style:country-asian="RU" style:font-weight-asian="normal" style:font-size-complex="14pt" style:font-weight-complex="normal"/>
    </style:style>
    <style:style style:name="T52" style:family="text">
      <style:text-properties fo:color="#000000" loext:opacity="100%" fo:font-size="14pt" fo:language="ru" fo:country="RU" fo:font-weight="normal" officeooo:rsid="0048a0d0" style:font-size-asian="14pt" style:language-asian="ru" style:country-asian="RU" style:font-weight-asian="normal" style:font-size-complex="14pt" style:font-weight-complex="normal"/>
    </style:style>
    <style:style style:name="T53" style:family="text">
      <style:text-properties fo:color="#000000" loext:opacity="100%" fo:font-size="14pt" fo:language="ru" fo:country="RU" fo:font-weight="normal" fo:background-color="#ffffff" loext:char-shading-value="0" style:font-size-asian="14pt" style:font-weight-asian="normal" style:font-size-complex="14pt" style:font-weight-complex="normal"/>
    </style:style>
    <style:style style:name="T54" style:family="text">
      <style:text-properties fo:color="#000000" loext:opacity="100%" fo:font-size="14pt" fo:language="ru" fo:country="RU" fo:font-weight="normal" officeooo:rsid="001a0396" fo:background-color="#ffffff" loext:char-shading-value="0" style:font-size-asian="14pt" style:font-weight-asian="normal" style:font-size-complex="14pt" style:font-weight-complex="normal"/>
    </style:style>
    <style:style style:name="T55" style:family="text">
      <style:text-properties fo:color="#000000" loext:opacity="100%" fo:font-size="14pt" fo:language="ru" fo:country="RU" fo:font-weight="normal" officeooo:rsid="001aca28" fo:background-color="#ffffff" loext:char-shading-value="0" style:font-size-asian="14pt" style:font-weight-asian="normal" style:font-size-complex="14pt" style:font-weight-complex="normal"/>
    </style:style>
    <style:style style:name="T56" style:family="text">
      <style:text-properties fo:color="#000000" loext:opacity="100%" fo:font-size="14pt" fo:language="ru" fo:country="RU" fo:font-weight="normal" officeooo:rsid="001e3fa1" fo:background-color="#ffffff" loext:char-shading-value="0" style:font-size-asian="14pt" style:font-weight-asian="normal" style:font-size-complex="14pt" style:font-weight-complex="normal"/>
    </style:style>
    <style:style style:name="T57" style:family="text">
      <style:text-properties fo:color="#000000" loext:opacity="100%" fo:font-size="14pt" fo:language="ru" fo:country="RU" fo:font-weight="normal" officeooo:rsid="001e74b8" fo:background-color="#ffffff" loext:char-shading-value="0" style:font-size-asian="14pt" style:font-weight-asian="normal" style:font-size-complex="14pt" style:font-weight-complex="normal"/>
    </style:style>
    <style:style style:name="T58" style:family="text">
      <style:text-properties fo:color="#000000" loext:opacity="100%" fo:font-size="14pt" fo:language="ru" fo:country="RU" fo:font-weight="normal" officeooo:rsid="001fa771" fo:background-color="#ffffff" loext:char-shading-value="0" style:font-size-asian="14pt" style:font-weight-asian="normal" style:font-size-complex="14pt" style:font-weight-complex="normal"/>
    </style:style>
    <style:style style:name="T59" style:family="text">
      <style:text-properties fo:color="#000000" loext:opacity="100%" fo:font-size="14pt" fo:language="ru" fo:country="RU" fo:font-weight="normal" officeooo:rsid="003b36ee" fo:background-color="#ffffff" loext:char-shading-value="0" style:font-size-asian="14pt" style:font-weight-asian="normal" style:font-size-complex="14pt" style:font-weight-complex="normal"/>
    </style:style>
    <style:style style:name="T60" style:family="text">
      <style:text-properties fo:color="#000000" loext:opacity="100%" fo:font-size="14pt" fo:language="ru" fo:country="RU" fo:font-weight="normal" officeooo:rsid="0049d07e" fo:background-color="#ffffff" loext:char-shading-value="0" style:font-size-asian="14pt" style:font-weight-asian="normal" style:font-size-complex="14pt" style:font-weight-complex="normal"/>
    </style:style>
    <style:style style:name="T61" style:family="text">
      <style:text-properties fo:color="#000000" loext:opacity="100%" fo:font-size="14pt" fo:language="ru" fo:country="RU" fo:font-weight="normal" officeooo:rsid="004b1884" fo:background-color="#ffffff" loext:char-shading-value="0" style:font-size-asian="14pt" style:font-weight-asian="normal" style:font-size-complex="14pt" style:font-weight-complex="normal"/>
    </style:style>
    <style:style style:name="T62" style:family="text">
      <style:text-properties fo:color="#000000" loext:opacity="100%" fo:font-size="16pt" fo:background-color="#ffffff" loext:char-shading-value="0" style:font-size-asian="16pt" style:font-size-complex="14pt"/>
    </style:style>
    <style:style style:name="T63" style:family="text">
      <style:text-properties fo:color="#000000" loext:opacity="100%" style:font-name="Liberation Serif" fo:font-size="14pt" fo:font-weight="bold" style:font-size-asian="14pt" style:font-weight-asian="bold" style:font-size-complex="14pt" style:font-weight-complex="normal"/>
    </style:style>
    <style:style style:name="T64" style:family="text">
      <style:text-properties fo:color="#000000" loext:opacity="100%" style:font-name="Liberation Serif" fo:font-size="14pt" fo:language="en" fo:country="US" style:font-size-asian="14pt" style:font-size-complex="14pt"/>
    </style:style>
    <style:style style:name="T65" style:family="text">
      <style:text-properties fo:color="#000000" loext:opacity="100%" style:font-name="Liberation Serif" fo:font-size="14pt" fo:language="en" fo:country="US" officeooo:rsid="00208bb3" style:font-size-asian="14pt" style:font-size-complex="14pt"/>
    </style:style>
    <style:style style:name="T66" style:family="text">
      <style:text-properties fo:color="#000000" loext:opacity="100%" style:font-name="Liberation Serif" fo:font-size="14pt" fo:language="en" fo:country="US" officeooo:rsid="00216710" style:font-size-asian="14pt" style:font-size-complex="14pt"/>
    </style:style>
    <style:style style:name="T67" style:family="text">
      <style:text-properties fo:color="#000000" loext:opacity="100%" style:font-name="Liberation Serif" fo:font-size="14pt" fo:language="en" fo:country="US" style:font-size-asian="14pt" style:language-asian="ru" style:country-asian="RU" style:font-size-complex="14pt"/>
    </style:style>
    <style:style style:name="T68" style:family="text">
      <style:text-properties fo:color="#000000" loext:opacity="100%" style:font-name="Liberation Serif" fo:font-size="14pt" style:font-size-asian="14pt" style:font-size-complex="14pt"/>
    </style:style>
    <style:style style:name="T69" style:family="text">
      <style:text-properties fo:color="#000000" loext:opacity="100%" style:font-name="Liberation Serif" fo:font-size="14pt" style:font-size-asian="14pt" style:language-asian="ru" style:country-asian="RU" style:font-size-complex="14pt"/>
    </style:style>
    <style:style style:name="T70" style:family="text">
      <style:text-properties fo:color="#000000" loext:opacity="100%" officeooo:rsid="004b1884" fo:background-color="#ffffff" loext:char-shading-value="0" style:font-size-complex="14pt"/>
    </style:style>
    <style:style style:name="T71" style:family="text">
      <style:text-properties fo:color="#000000" loext:opacity="100%" officeooo:rsid="004ea8d2" fo:background-color="#ffffff" loext:char-shading-value="0" style:font-size-complex="14pt"/>
    </style:style>
    <style:style style:name="T72" style:family="text">
      <style:text-properties fo:color="#000000" loext:opacity="100%" officeooo:rsid="00509d08" fo:background-color="#ffffff" loext:char-shading-value="0" style:font-size-complex="14pt"/>
    </style:style>
    <style:style style:name="T73" style:family="text">
      <style:text-properties fo:color="#000000" loext:opacity="100%" officeooo:rsid="0051ea16" fo:background-color="#ffffff" loext:char-shading-value="0" style:font-size-complex="14pt"/>
    </style:style>
    <style:style style:name="T74" style:family="text">
      <style:text-properties fo:color="#000000" loext:opacity="100%" officeooo:rsid="006d3403" fo:background-color="#ffffff" loext:char-shading-value="0" style:font-size-complex="14pt"/>
    </style:style>
    <style:style style:name="T75" style:family="text">
      <style:text-properties fo:color="#000000" loext:opacity="100%" style:font-size-complex="14pt"/>
    </style:style>
    <style:style style:name="T76" style:family="text">
      <style:text-properties fo:color="#000000" loext:opacity="100%" officeooo:rsid="00226a69" style:font-size-complex="14pt"/>
    </style:style>
    <style:style style:name="T77" style:family="text">
      <style:text-properties fo:color="#000000" loext:opacity="100%" officeooo:rsid="00543193" style:font-size-complex="14pt"/>
    </style:style>
    <style:style style:name="T78" style:family="text">
      <style:text-properties fo:color="#000000" loext:opacity="100%" officeooo:rsid="00551ff6" style:font-size-complex="14pt"/>
    </style:style>
    <style:style style:name="T79" style:family="text">
      <style:text-properties fo:color="#000000" loext:opacity="100%" fo:language="ru" fo:country="RU" officeooo:rsid="0056cfef" style:font-size-complex="14pt"/>
    </style:style>
    <style:style style:name="T80" style:family="text">
      <style:text-properties fo:color="#000000" loext:opacity="100%" fo:language="ru" fo:country="RU" officeooo:rsid="0051ea16" fo:background-color="#ffffff" loext:char-shading-value="0" style:font-size-complex="14pt"/>
    </style:style>
    <style:style style:name="T81" style:family="text">
      <style:text-properties fo:color="#000000" loext:opacity="100%" fo:language="ru" fo:country="RU" officeooo:rsid="0056cfef" fo:background-color="#ffffff" loext:char-shading-value="0" style:font-size-complex="14pt"/>
    </style:style>
    <style:style style:name="T82" style:family="text">
      <style:text-properties fo:color="#000000" loext:opacity="100%" fo:language="en" fo:country="US" style:font-size-complex="14pt"/>
    </style:style>
    <style:style style:name="T83" style:family="text">
      <style:text-properties fo:font-size="14pt" style:font-size-asian="14pt"/>
    </style:style>
    <style:style style:name="T84" style:family="text">
      <style:text-properties fo:font-size="14pt" style:font-size-asian="14pt" style:font-size-complex="14pt"/>
    </style:style>
    <style:style style:name="T85" style:family="text">
      <style:text-properties fo:font-size="14pt" officeooo:rsid="00240a6e" style:font-size-asian="14pt" style:font-size-complex="14pt"/>
    </style:style>
    <style:style style:name="T86" style:family="text">
      <style:text-properties fo:font-size="14pt" officeooo:rsid="002e30e8" style:font-size-asian="14pt" style:font-size-complex="14pt"/>
    </style:style>
    <style:style style:name="T87" style:family="text">
      <style:text-properties fo:font-size="14pt" style:font-size-asian="14pt" style:language-asian="ru" style:country-asian="RU" style:font-size-complex="14pt"/>
    </style:style>
    <style:style style:name="T88" style:family="text">
      <style:text-properties fo:font-size="14pt" officeooo:rsid="00226a69" style:font-size-asian="14pt"/>
    </style:style>
    <style:style style:name="T89" style:family="text">
      <style:text-properties fo:font-size="14pt" fo:background-color="#ffffff" loext:char-shading-value="0" style:font-size-asian="14pt" style:font-size-complex="14pt"/>
    </style:style>
    <style:style style:name="T90" style:family="text">
      <style:text-properties fo:font-size="14pt" fo:language="en" fo:country="US" officeooo:rsid="002e30e8" style:font-size-asian="14pt" style:font-size-complex="14pt"/>
    </style:style>
    <style:style style:name="T91" style:family="text">
      <style:text-properties fo:font-size="14pt" fo:language="en" fo:country="US" officeooo:rsid="0034149c" style:font-size-asian="14pt" style:font-size-complex="14pt"/>
    </style:style>
    <style:style style:name="T92" style:family="text">
      <style:text-properties fo:font-size="14pt" fo:language="ru" fo:country="RU" officeooo:rsid="002c4947" style:font-size-asian="14pt"/>
    </style:style>
    <style:style style:name="T93" style:family="text">
      <style:text-properties fo:font-size="14pt" fo:language="ru" fo:country="RU" officeooo:rsid="002cefd9" style:font-size-asian="14pt"/>
    </style:style>
    <style:style style:name="T94" style:family="text">
      <style:text-properties fo:font-size="14pt" fo:language="ru" fo:country="RU" style:font-size-asian="14pt" style:font-size-complex="14pt"/>
    </style:style>
    <style:style style:name="T95" style:family="text">
      <style:text-properties fo:font-size="14pt" fo:language="ru" fo:country="RU" officeooo:rsid="001aca28" style:font-size-asian="14pt" style:font-size-complex="14pt"/>
    </style:style>
    <style:style style:name="T96" style:family="text">
      <style:text-properties fo:font-size="14pt" fo:language="ru" fo:country="RU" officeooo:rsid="0034149c" style:font-size-asian="14pt" style:font-size-complex="14pt"/>
    </style:style>
    <style:style style:name="T97" style:family="text">
      <style:text-properties fo:color="#202124" loext:opacity="100%" fo:font-size="14pt" fo:background-color="#ffffff" loext:char-shading-value="0" style:font-size-asian="14pt" style:font-size-complex="14pt"/>
    </style:style>
    <style:style style:name="T98" style:family="text">
      <style:text-properties fo:color="#0070c0" loext:opacity="100%" fo:font-size="14pt" style:font-size-asian="14pt" style:font-size-complex="14pt"/>
    </style:style>
    <style:style style:name="T99" style:family="text">
      <style:text-properties fo:font-size="16pt" fo:background-color="#ffffff" loext:char-shading-value="0" style:font-size-asian="16pt" style:font-size-complex="14pt"/>
    </style:style>
    <style:style style:name="T100" style:family="text">
      <style:text-properties style:use-window-font-color="true" loext:opacity="0%" fo:font-size="14pt" style:font-size-asian="14pt" style:font-size-complex="14pt"/>
    </style:style>
    <style:style style:name="T101" style:family="text">
      <style:text-properties style:use-window-font-color="true" loext:opacity="0%" fo:font-size="14pt" officeooo:rsid="002da11b" style:font-size-asian="14pt" style:font-size-complex="14pt"/>
    </style:style>
    <style:style style:name="T102" style:family="text">
      <style:text-properties style:font-name="Liberation Serif"/>
    </style:style>
    <style:style style:name="T103" style:family="text">
      <style:text-properties style:font-name="Liberation Serif" fo:font-size="14pt" style:font-size-asian="14pt" style:font-size-complex="14pt"/>
    </style:style>
    <style:style style:name="T104" style:family="text">
      <style:text-properties fo:language="ru" fo:country="RU" officeooo:rsid="00513b06"/>
    </style:style>
    <style:style style:name="T105" style:family="text">
      <style:text-properties officeooo:rsid="0049d07e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04b1884" fo:background-color="#ffffff" loext:char-shading-value="0"/>
    </style:style>
    <style:style style:name="T108" style:family="text">
      <style:text-properties officeooo:rsid="004ea8d2" fo:background-color="#ffffff" loext:char-shading-value="0"/>
    </style:style>
    <style:style style:name="T109" style:family="text">
      <style:text-properties officeooo:rsid="0051ea16" fo:background-color="#ffffff" loext:char-shading-value="0"/>
    </style:style>
    <style:style style:name="T110" style:family="text">
      <style:text-properties officeooo:rsid="00543193"/>
    </style:style>
    <style:style style:name="T111" style:family="text">
      <style:text-properties officeooo:rsid="005a7bac"/>
    </style:style>
    <style:style style:name="T112" style:family="text">
      <style:text-properties officeooo:rsid="005ec84f"/>
    </style:style>
    <style:style style:name="T113" style:family="text">
      <style:text-properties officeooo:rsid="006608ea"/>
    </style:style>
    <style:style style:name="T114" style:family="text">
      <style:text-properties officeooo:rsid="0067110c"/>
    </style:style>
    <style:style style:name="T115" style:family="text">
      <style:text-properties officeooo:rsid="0067da31"/>
    </style:style>
    <style:style style:name="T116" style:family="text">
      <style:text-properties officeooo:rsid="00698976"/>
    </style:style>
    <style:style style:name="T117" style:family="text">
      <style:text-properties officeooo:rsid="006b559c"/>
    </style:style>
    <style:style style:name="T118" style:family="text">
      <style:text-properties officeooo:rsid="006b8be7"/>
    </style:style>
    <style:style style:name="T119" style:family="text">
      <style:text-properties officeooo:rsid="006cc24e"/>
    </style:style>
    <style:style style:name="T120" style:family="text">
      <style:text-properties officeooo:rsid="006d3403"/>
    </style:style>
    <style:style style:name="T121" style:family="text">
      <style:text-properties officeooo:rsid="00736a5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ФГБОУ ВО</text:p>
      <text:p text:style-name="P51">«Калининградский государственный технический университет»</text:p>
      <text:p text:style-name="P52"/>
      <text:p text:style-name="P20"/>
      <text:p text:style-name="P20">УТВЕРЖДАЮ<text:tab/><text:tab/><text:tab/> <text:s text:c="30"/>УТВЕРЖДАЮ</text:p>
      <text:p text:style-name="P35"><text:span text:style-name="T94">Руководитель:_____________ <text:tab/> <text:s text:c="29"/>Ст. гр. 18-ВТ: </text:span><text:span text:style-name="T95">Поляков Л.Д</text:span><text:span text:style-name="T94">. <text:s text:c="24"/></text:span></text:p>
      <text:p text:style-name="P21">Подпись:________(________________) <text:s text:c="16"/>Подпись:_____(__________)</text:p>
      <text:p text:style-name="P20">Дата:________________ <text:s text:c="41"/>Дата:_______________ Печать: <text:s text:c="69"/>Печать:</text:p>
      <text:p text:style-name="P22"><text:tab/> </text:p>
      <text:p text:style-name="P52"/>
      <text:p text:style-name="P54"><text:tab/><text:tab/><text:tab/><text:tab/><text:tab/><text:tab/><text:tab/><text:tab/> </text:p>
      <text:p text:style-name="P53"/>
      <text:p text:style-name="P52"/>
      <text:p text:style-name="P50"><text:span text:style-name="T1">«Автоматизированн</text:span><text:span text:style-name="T7">ая система </text:span><text:span text:style-name="T8">дистанционного управления </text:span><text:span text:style-name="T10">офисом компании</text:span><text:span text:style-name="T9"> «ООО МАНУФАКТУРА ВЕОМ»</text:span><text:span text:style-name="T1">»</text:span></text:p>
      <text:p text:style-name="P51"/>
      <text:p text:style-name="P51">ТЕХНИЧЕСКОЕ ЗАДАНИЕ</text:p>
      <text:p text:style-name="P4"><text:span text:style-name="T27">На 2</text:span><text:span text:style-name="T32">1</text:span><text:span text:style-name="T27"> лист</text:span><text:span text:style-name="T32">е</text:span></text:p>
      <text:p text:style-name="P55">Действует с марта 2022 г. </text:p>
      <text:p text:style-name="P52"/>
      <text:p text:style-name="P52"/>
      <text:p text:style-name="P52"/>
      <text:p text:style-name="P52"/>
      <text:p text:style-name="P52">СОГЛАСОВАНО:</text:p>
      <text:p text:style-name="P52"/>
      <text:p text:style-name="P52">Руководитель:________________________________</text:p>
      <text:p text:style-name="P52">Подпись:_____________(_________________)</text:p>
      <text:p text:style-name="P70">Дата:_______________</text:p>
      <text:p text:style-name="P52">Печать: 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27">Калининград 2022</text:p>
      <text:p text:style-name="P89"><text:soft-page-break/>Аннотация</text:p>
      <text:p text:style-name="P95"/>
      <text:p text:style-name="P5"><text:span text:style-name="T27">Настоящее техническое задание (ТЗ) определяет назначение и специальные требования к </text:span><text:span text:style-name="T33">а</text:span><text:span text:style-name="T27">втоматизированн</text:span><text:span text:style-name="T33">ой </text:span><text:span text:style-name="T30">систем</text:span><text:span text:style-name="T33">е</text:span><text:span text:style-name="T30"> </text:span><text:span text:style-name="T35">дистанционного управления офисом компании</text:span><text:span text:style-name="T31"> «ООО МАНУФАКТУРА ВЕОМ»</text:span><text:span text:style-name="T27"> для </text:span><text:span text:style-name="T34">создания </text:span><text:span text:style-name="T35">комфортных условий труда сотрудников</text:span><text:span text:style-name="T27">.</text:span></text:p>
      <text:p text:style-name="P95"/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4">ОГЛАВЛЕНИЕ </text:p>
          </text:index-title>
          <text:p text:style-name="P1"><text:a xlink:type="simple" xlink:href="#__RefHeading___Toc1957009_1024260917" text:style-name="Index_20_Link" text:visited-style-name="Index_20_Link"><text:span text:style-name="T102">1. Общие сведения<text:tab/>5</text:span></text:a></text:p>
          <text:p text:style-name="P2"><text:a xlink:type="simple" xlink:href="#__RefHeading___Toc1957011_1024260917" text:style-name="Index_20_Link" text:visited-style-name="Index_20_Link"><text:span text:style-name="T102">1.1. Наименование системы<text:tab/>5</text:span></text:a></text:p>
          <text:p text:style-name="P2"><text:a xlink:type="simple" xlink:href="#__RefHeading___Toc1957013_1024260917" text:style-name="Index_20_Link" text:visited-style-name="Index_20_Link"><text:span text:style-name="T102">1.2. Наименование предприятий - заказчика и разработчика<text:tab/>5</text:span></text:a></text:p>
          <text:p text:style-name="P2"><text:a xlink:type="simple" xlink:href="#__RefHeading___Toc1957015_1024260917" text:style-name="Index_20_Link" text:visited-style-name="Index_20_Link"><text:span text:style-name="T102">1.3. Основания для проведения работ<text:tab/>5</text:span></text:a></text:p>
          <text:p text:style-name="P2"><text:a xlink:type="simple" xlink:href="#__RefHeading___Toc1957017_1024260917" text:style-name="Index_20_Link" text:visited-style-name="Index_20_Link"><text:span text:style-name="T102">1.4. Плановые сроки начала и окончания работы<text:tab/>5</text:span></text:a></text:p>
          <text:p text:style-name="P2"><text:a xlink:type="simple" xlink:href="#__RefHeading___Toc1957019_1024260917" text:style-name="Index_20_Link" text:visited-style-name="Index_20_Link"><text:span text:style-name="T102">1.5. Источники и порядок финансирования<text:tab/>6</text:span></text:a></text:p>
          <text:p text:style-name="P2"><text:a xlink:type="simple" xlink:href="#__RefHeading___Toc1957021_1024260917" text:style-name="Index_20_Link" text:visited-style-name="Index_20_Link"><text:span text:style-name="T102">1.6. Порядок оформления и предъявления заказчику результатов работ по созданию систем<text:tab/>6</text:span></text:a></text:p>
          <text:p text:style-name="P1"><text:a xlink:type="simple" xlink:href="#__RefHeading___Toc1957023_1024260917" text:style-name="Index_20_Link" text:visited-style-name="Index_20_Link"><text:span text:style-name="T102">2. Назначение и цели создания системы<text:tab/>7</text:span></text:a></text:p>
          <text:p text:style-name="P2"><text:a xlink:type="simple" xlink:href="#__RefHeading___Toc1957025_1024260917" text:style-name="Index_20_Link" text:visited-style-name="Index_20_Link"><text:span text:style-name="T102">2.1. Назначение системы<text:tab/>7</text:span></text:a></text:p>
          <text:p text:style-name="P2"><text:a xlink:type="simple" xlink:href="#__RefHeading___Toc1957027_1024260917" text:style-name="Index_20_Link" text:visited-style-name="Index_20_Link"><text:span text:style-name="T102">2.2. Цели создания системы<text:tab/>7</text:span></text:a></text:p>
          <text:p text:style-name="P1"><text:a xlink:type="simple" xlink:href="#__RefHeading___Toc1957029_1024260917" text:style-name="Index_20_Link" text:visited-style-name="Index_20_Link"><text:span text:style-name="T102">3. Характеристика объекта автоматизации<text:tab/>7</text:span></text:a></text:p>
          <text:p text:style-name="P2"><text:a xlink:type="simple" xlink:href="#__RefHeading___Toc1957031_1024260917" text:style-name="Index_20_Link" text:visited-style-name="Index_20_Link"><text:span text:style-name="T102">3.1. Краткие сведения об объекте автоматизации<text:tab/>7</text:span></text:a></text:p>
          <text:p text:style-name="P2"><text:a xlink:type="simple" xlink:href="#__RefHeading___Toc1957033_1024260917" text:style-name="Index_20_Link" text:visited-style-name="Index_20_Link"><text:span text:style-name="T102">3.2. Сведения об условиях эксплуатации объекта и характеристиках окружающей среды<text:tab/>8</text:span></text:a></text:p>
          <text:p text:style-name="P1"><text:a xlink:type="simple" xlink:href="#__RefHeading___Toc1957035_1024260917" text:style-name="Index_20_Link" text:visited-style-name="Index_20_Link"><text:span text:style-name="T102">4. Требования к системе<text:tab/>8</text:span></text:a></text:p>
          <text:p text:style-name="P2"><text:a xlink:type="simple" xlink:href="#__RefHeading___Toc1957037_1024260917" text:style-name="Index_20_Link" text:visited-style-name="Index_20_Link"><text:span text:style-name="T102">4.1. Требования к системе в целом<text:tab/>8</text:span></text:a></text:p>
          <text:p text:style-name="P3"><text:a xlink:type="simple" xlink:href="#__RefHeading___Toc1957039_1024260917" text:style-name="Index_20_Link" text:visited-style-name="Index_20_Link"><text:span text:style-name="T102">4.1.1. Требования к структуре и функционированию системы<text:tab/>8</text:span></text:a></text:p>
          <text:p text:style-name="P3"><text:a xlink:type="simple" xlink:href="#__RefHeading___Toc1957041_1024260917" text:style-name="Index_20_Link" text:visited-style-name="Index_20_Link"><text:span text:style-name="T102">4.1.2. Требования к численности и квалификации персонала системы и режиму его работы<text:tab/>9</text:span></text:a></text:p>
          <text:p text:style-name="P3"><text:a xlink:type="simple" xlink:href="#__RefHeading___Toc1957043_1024260917" text:style-name="Index_20_Link" text:visited-style-name="Index_20_Link"><text:span text:style-name="T102">4.1.3. Показатели назначения<text:tab/>9</text:span></text:a></text:p>
          <text:p text:style-name="P3"><text:a xlink:type="simple" xlink:href="#__RefHeading___Toc1957045_1024260917" text:style-name="Index_20_Link" text:visited-style-name="Index_20_Link"><text:span text:style-name="T102">4.1.4. Требования безопасности<text:tab/>10</text:span></text:a></text:p>
          <text:p text:style-name="P3"><text:a xlink:type="simple" xlink:href="#__RefHeading___Toc1957047_1024260917" text:style-name="Index_20_Link" text:visited-style-name="Index_20_Link"><text:span text:style-name="T102">4.1.5. Требования к эргономике и технической эстетике<text:tab/>10</text:span></text:a></text:p>
          <text:p text:style-name="P3"><text:a xlink:type="simple" xlink:href="#__RefHeading___Toc1957049_1024260917" text:style-name="Index_20_Link" text:visited-style-name="Index_20_Link"><text:span text:style-name="T102">4.1.6 Требования к защите информации от несанкционированного доступа<text:tab/>12</text:span></text:a></text:p>
          <text:p text:style-name="P3"><text:a xlink:type="simple" xlink:href="#__RefHeading___Toc1957051_1024260917" text:style-name="Index_20_Link" text:visited-style-name="Index_20_Link"><text:span text:style-name="T102">4.1.7 Требования по сохранности информации при авариях<text:tab/>12</text:span></text:a></text:p>
          <text:p text:style-name="P2"><text:a xlink:type="simple" xlink:href="#__RefHeading___Toc1957053_1024260917" text:style-name="Index_20_Link" text:visited-style-name="Index_20_Link"><text:span text:style-name="T102">4.2 Требования к функциям (задачам), выполняемым системой<text:tab/>13</text:span></text:a></text:p>
          <text:p text:style-name="P3"><text:a xlink:type="simple" xlink:href="#__RefHeading___Toc1957055_1024260917" text:style-name="Index_20_Link" text:visited-style-name="Index_20_Link"><text:span text:style-name="T102">4.2.1 Перечень подлежащих автоматизации функций и задач<text:tab/>13</text:span></text:a></text:p>
          <text:p text:style-name="P3"><text:a xlink:type="simple" xlink:href="#__RefHeading___Toc1957057_1024260917" text:style-name="Index_20_Link" text:visited-style-name="Index_20_Link"><text:span text:style-name="T102">4.2.2 Временной регламент реализации каждой функции или задачи<text:tab/>13</text:span></text:a></text:p>
          <text:p text:style-name="P3"><text:a xlink:type="simple" xlink:href="#__RefHeading___Toc1957059_1024260917" text:style-name="Index_20_Link" text:visited-style-name="Index_20_Link"><text:span text:style-name="T102">4.2.3 Требования к качеству и форме реализации каждой функции или задачи<text:tab/>14</text:span></text:a></text:p>
          <text:p text:style-name="P2"><text:a xlink:type="simple" xlink:href="#__RefHeading___Toc1957061_1024260917" text:style-name="Index_20_Link" text:visited-style-name="Index_20_Link"><text:span text:style-name="T102">4.3 Требования к видам обеспечения<text:tab/>14</text:span></text:a></text:p>
          <text:p text:style-name="P3"><text:soft-page-break/><text:a xlink:type="simple" xlink:href="#__RefHeading___Toc1957063_1024260917" text:style-name="Index_20_Link" text:visited-style-name="Index_20_Link"><text:span text:style-name="T102">4.3.2 Требования к лингвистическому обеспечению<text:tab/>14</text:span></text:a></text:p>
          <text:p text:style-name="P3"><text:a xlink:type="simple" xlink:href="#__RefHeading___Toc1957065_1024260917" text:style-name="Index_20_Link" text:visited-style-name="Index_20_Link"><text:span text:style-name="T102">4.3.3 Требования к программному обеспечению<text:tab/>15</text:span></text:a></text:p>
          <text:p text:style-name="P3"><text:a xlink:type="simple" xlink:href="#__RefHeading___Toc1957067_1024260917" text:style-name="Index_20_Link" text:visited-style-name="Index_20_Link"><text:span text:style-name="T102">4.3.4 Требования к техническому обеспечению<text:tab/>15</text:span></text:a></text:p>
          <text:p text:style-name="P3"><text:a xlink:type="simple" xlink:href="#__RefHeading___Toc1957069_1024260917" text:style-name="Index_20_Link" text:visited-style-name="Index_20_Link"><text:span text:style-name="T102">4.3.5 Требования к метрологическому обеспечению<text:tab/>15</text:span></text:a></text:p>
          <text:p text:style-name="P3"><text:a xlink:type="simple" xlink:href="#__RefHeading___Toc1957071_1024260917" text:style-name="Index_20_Link" text:visited-style-name="Index_20_Link"><text:span text:style-name="T102">4.3.6 Требования к организационному обеспечению<text:tab/>15</text:span></text:a></text:p>
          <text:p text:style-name="P3"><text:a xlink:type="simple" xlink:href="#__RefHeading___Toc1957073_1024260917" text:style-name="Index_20_Link" text:visited-style-name="Index_20_Link"><text:span text:style-name="T102">4.3.7 Требования к методическому обеспечению<text:tab/>16</text:span></text:a></text:p>
          <text:p text:style-name="P1"><text:a xlink:type="simple" xlink:href="#__RefHeading___Toc1957075_1024260917" text:style-name="Index_20_Link" text:visited-style-name="Index_20_Link"><text:span text:style-name="T102">5. Состав и содержание работ по созданию системы<text:tab/>16</text:span></text:a></text:p>
          <text:p text:style-name="P1"><text:a xlink:type="simple" xlink:href="#__RefHeading___Toc1957077_1024260917" text:style-name="Index_20_Link" text:visited-style-name="Index_20_Link"><text:span text:style-name="T102">6. Порядок контроля и приёмки системы<text:tab/>17</text:span></text:a></text:p>
          <text:p text:style-name="P1"><text:a xlink:type="simple" xlink:href="#__RefHeading___Toc1957079_1024260917" text:style-name="Index_20_Link" text:visited-style-name="Index_20_Link"><text:span text:style-name="T102">7. Требования к составу и содержанию работ по подготовке объекта автоматизации к вводу системы в действии<text:tab/>19</text:span></text:a></text:p>
          <text:p text:style-name="P1"><text:a xlink:type="simple" xlink:href="#__RefHeading___Toc1957081_1024260917" text:style-name="Index_20_Link" text:visited-style-name="Index_20_Link"><text:span text:style-name="T102">8. Требования к документированию<text:tab/>20</text:span></text:a></text:p>
          <text:p text:style-name="P1"><text:a xlink:type="simple" xlink:href="#__RefHeading___Toc1957083_1024260917" text:style-name="Index_20_Link" text:visited-style-name="Index_20_Link"><text:span text:style-name="T102">9. Источники разработки<text:tab/>21</text:span></text:a></text:p>
        </text:index-body>
      </text:table-of-content>
      <text:p text:style-name="P85"><text:bookmark-start text:name="_Toc470120496"/><text:bookmark-start text:name="_Toc470274017"/><text:bookmark-start text:name="_Toc501395422"/></text:p>
      <text:list xml:id="list2401048768" text:style-name="WWNum3">
        <text:list-item>
          <text:h text:style-name="P98" text:outline-level="1"><text:bookmark-start text:name="__RefHeading___Toc1957009_1024260917"/><text:bookmark-start text:name="_Toc100411685"/>Общие сведения<text:bookmark-end text:name="__RefHeading___Toc1957009_1024260917"/><text:bookmark-end text:name="_Toc100411685"/><text:bookmark-end text:name="_Toc501395422"/><text:bookmark-end text:name="_Toc470274017"/><text:bookmark-end text:name="_Toc470120496"/></text:h>
        </text:list-item>
      </text:list>
      <text:h text:style-name="P88" text:outline-level="2"><text:bookmark-start text:name="_Toc470274018"/><text:bookmark-start text:name="_Toc501395423"/><text:bookmark-start text:name="_Toc100411686"/><text:bookmark-start text:name="__RefHeading___Toc1957011_1024260917"/><text:bookmark-start text:name="_Toc470120497"/>1.1. Наименование системы<text:bookmark-end text:name="_Toc470274018"/><text:bookmark-end text:name="_Toc501395423"/><text:bookmark-end text:name="_Toc100411686"/><text:bookmark-end text:name="__RefHeading___Toc1957011_1024260917"/><text:bookmark-end text:name="_Toc470120497"/></text:h>
      <text:p text:style-name="P18"><text:span text:style-name="T13">Полное наименование системы: </text:span><text:span text:style-name="T49">Автоматизированн</text:span><text:span text:style-name="T50">ая система </text:span><text:span text:style-name="T51">дистанционного управления </text:span><text:span text:style-name="T52">офисом компании</text:span><text:span text:style-name="T49"> «ООО МАНУФАКТУРА ВЕОМ»</text:span></text:p>
      <text:p text:style-name="P87">Краткое наименование: АС<text:span text:style-name="T105">ДУ</text:span>О</text:p>
      <text:p text:style-name="P67"/>
      <text:h text:style-name="P88" text:outline-level="2"><text:bookmark-start text:name="_Toc470274019"/><text:bookmark-start text:name="_Toc501395424"/><text:bookmark-start text:name="_Toc100411687"/><text:bookmark-start text:name="__RefHeading___Toc1957013_1024260917"/><text:bookmark-start text:name="_Toc470120498"/>1.2. Наименование предприятий - <text:s/>заказчика и разработчика<text:bookmark-end text:name="_Toc470274019"/><text:bookmark-end text:name="_Toc501395424"/><text:bookmark-end text:name="_Toc100411687"/><text:bookmark-end text:name="__RefHeading___Toc1957013_1024260917"/><text:bookmark-end text:name="_Toc470120498"/></text:h>
      <text:p text:style-name="P11"><text:span text:style-name="T13">Заказчик:</text:span><text:span text:style-name="T1"> </text:span><text:span text:style-name="T48">«ООО МАНУФАКТУРА ВЕОМ»</text:span></text:p>
      <text:p text:style-name="P7"><text:span text:style-name="T1">адрес: </text:span><text:span text:style-name="T97">236006, Калининградская область, г. Калининград, ул. Больничная, д. 7, квартира 1</text:span></text:p>
      <text:p text:style-name="P92">Разработчик:</text:p>
      <text:p text:style-name="P60">Поляков Лев Денисович</text:p>
      <text:p text:style-name="P7"><text:span text:style-name="T14">адрес:</text:span><text:span text:style-name="T1"> г. Калининград, </text:span><text:span text:style-name="T2">Московский прт.</text:span><text:span text:style-name="T1">, д. </text:span><text:span text:style-name="T2">36</text:span><text:span text:style-name="T1">.</text:span></text:p>
      <text:p text:style-name="P61"/>
      <text:h text:style-name="P91" text:outline-level="2"><text:bookmark-start text:name="_Toc470274020"/><text:bookmark-start text:name="_Toc501395425"/><text:bookmark-start text:name="_Toc100411688"/><text:bookmark-start text:name="__RefHeading___Toc1957015_1024260917"/><text:bookmark-start text:name="_Toc470120499"/>1.3. Основания для проведения работ<text:bookmark-end text:name="_Toc470274020"/><text:bookmark-end text:name="_Toc501395425"/><text:bookmark-end text:name="_Toc100411688"/><text:bookmark-end text:name="__RefHeading___Toc1957015_1024260917"/><text:bookmark-end text:name="_Toc470120499"/></text:h>
      <text:p text:style-name="P7"><text:span text:style-name="T14">Работа выполняется на основании индивидуального задания на курсовой проект по дисциплине «Технология проектирования автоматизированных систем обработки информации и управления», утвержденного заведующим кафедрой СУ и ВТ, кандидатом технических наук, Петрикиным В.А. и </text:span><text:span text:style-name="T89">руководителем выпускной квалификационной работы Разработчика, </text:span><text:span text:style-name="T14">доцентом кафедры СУ и ВТ, кандидатом </text:span><text:span text:style-name="T15">педагогических</text:span><text:span text:style-name="T14"> наук </text:span><text:span text:style-name="T15">Петровым С.В.</text:span></text:p>
      <text:p text:style-name="P56"/>
      <text:h text:style-name="P91" text:outline-level="2"><text:bookmark-start text:name="_Toc470274021"/><text:bookmark-start text:name="_Toc501395426"/><text:bookmark-start text:name="_Toc100411689"/><text:bookmark-start text:name="__RefHeading___Toc1957017_1024260917"/><text:bookmark-start text:name="_Toc470120500"/>1.4. Плановые сроки начала и окончания работы<text:bookmark-end text:name="_Toc470274021"/><text:bookmark-end text:name="_Toc501395426"/><text:bookmark-end text:name="_Toc100411689"/><text:bookmark-end text:name="__RefHeading___Toc1957017_1024260917"/><text:bookmark-end text:name="_Toc470120500"/></text:h>
      <text:p text:style-name="P56">Дата начала работ: март 2022 года.</text:p>
      <text:p text:style-name="P56">Дата окончания работ: июнь 2022 года.</text:p>
      <text:p text:style-name="P56"/>
      <text:h text:style-name="P91" text:outline-level="2"><text:bookmark-start text:name="_Toc470274022"/><text:bookmark-start text:name="_Toc501395427"/><text:bookmark-start text:name="_Toc100411690"/><text:bookmark-start text:name="__RefHeading___Toc1957019_1024260917"/><text:bookmark-start text:name="_Toc470120501"/><text:soft-page-break/>1.5. Источники и порядок финансирования<text:bookmark-end text:name="_Toc470274022"/><text:bookmark-end text:name="_Toc501395427"/><text:bookmark-end text:name="_Toc100411690"/><text:bookmark-end text:name="__RefHeading___Toc1957019_1024260917"/><text:bookmark-end text:name="_Toc470120501"/></text:h>
      <text:p text:style-name="P56">Работа носит инициативный характер, финансируется из собственных средств Разработчика.</text:p>
      <text:p text:style-name="P61"/>
      <text:h text:style-name="P91" text:outline-level="2"><text:bookmark-start text:name="_Toc470274023"/><text:bookmark-start text:name="_Toc501395428"/><text:bookmark-start text:name="_Toc100411691"/><text:bookmark-start text:name="__RefHeading___Toc1957021_1024260917"/><text:bookmark-start text:name="_Toc470120502"/>1.6. Порядок оформления и предъявления заказчику результатов работ по созданию систем<text:bookmark-end text:name="_Toc470274023"/><text:bookmark-end text:name="_Toc501395428"/><text:bookmark-end text:name="_Toc100411691"/><text:bookmark-end text:name="__RefHeading___Toc1957021_1024260917"/><text:bookmark-end text:name="_Toc470120502"/></text:h>
      <text:p text:style-name="P12"><text:span text:style-name="T14">Работы по созданию АСДУО сдаются Разработчиком поэтапно в соответствии с календарным планом Проекта. По окончании каждого из этапов работ Разработчик сдает Заказчику соответствующие отчетные документы этапа, в конце всех этапов все документы оформляются в пояснительную записку. Разработчик</text:span><text:span text:style-name="T89"> обеспечивает авторский надзор над функционированием системы в течение срока полезного использования</text:span><text:span text:style-name="T99"> </text:span><text:span text:style-name="T89">(не менее 18 месяцев с момента ввода ее в действие). </text:span><text:span text:style-name="T14">Заказчик получает полный доступ к АСДУО и все права</text:span><text:span text:style-name="T89">.</text:span></text:p>
      <text:p text:style-name="P33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23635771489752" text:continue-numbering="true" text:style-name="WWNum3">
        <text:list-item>
          <text:h text:style-name="P101" text:outline-level="1"><text:bookmark-start text:name="_Toc470274024"/><text:bookmark-start text:name="_Toc501395429"/><text:bookmark-start text:name="_Toc100411692"/><text:bookmark-start text:name="__RefHeading___Toc1957023_1024260917"/><text:bookmark-start text:name="_Toc470120503"/><text:soft-page-break/>Назначение и цели создания системы<text:bookmark-end text:name="_Toc470274024"/><text:bookmark-end text:name="_Toc501395429"/><text:bookmark-end text:name="_Toc100411692"/><text:bookmark-end text:name="__RefHeading___Toc1957023_1024260917"/><text:bookmark-end text:name="_Toc470120503"/></text:h>
        </text:list-item>
      </text:list>
      <text:h text:style-name="P94" text:outline-level="2"><text:bookmark-start text:name="_Toc470274025"/><text:bookmark-start text:name="_Toc501395430"/><text:bookmark-start text:name="_Toc100411693"/><text:bookmark-start text:name="__RefHeading___Toc1957025_1024260917"/><text:bookmark-start text:name="_Toc470120504"/>2.1. Назначение системы<text:bookmark-end text:name="_Toc470274025"/><text:bookmark-end text:name="_Toc501395430"/><text:bookmark-end text:name="_Toc100411693"/><text:bookmark-end text:name="__RefHeading___Toc1957025_1024260917"/><text:bookmark-end text:name="_Toc470120504"/></text:h>
      <text:p text:style-name="P12"><text:span text:style-name="T53">Автоматизированн</text:span><text:span text:style-name="T54">ая система </text:span><text:span text:style-name="T60">дистанционного управления офисом</text:span><text:span text:style-name="T55"> </text:span><text:span text:style-name="T56">должно создаваться в виде аппаратно-программного комплекса, предназначенного для поддержания </text:span><text:span text:style-name="T60">комфортных для сотрудник</text:span><text:span text:style-name="T61">ов</text:span><text:span text:style-name="T60"> условий микрофлоры</text:span><text:span text:style-name="T57">.</text:span></text:p>
      <text:p text:style-name="P39"><text:span text:style-name="T53">Разрабатываемый аппаратно-программной комплекс </text:span><text:span text:style-name="T58">должен предос</text:span><text:span text:style-name="T59">т</text:span><text:span text:style-name="T58">авлять возможности решения следующих задач:</text:span></text:p>
      <text:list xml:id="list1176747581" text:style-name="WWNum12">
        <text:list-item>
          <text:p text:style-name="P107"><text:span text:style-name="T18">Управление уровнем освещенности на рабочем месте</text:span><text:span text:style-name="T62">;</text:span></text:p>
        </text:list-item>
        <text:list-item>
          <text:p text:style-name="P107"><text:span text:style-name="T18">Управление уровнем влажности на рабочем месте</text:span><text:span text:style-name="T14">;</text:span></text:p>
        </text:list-item>
        <text:list-item>
          <text:p text:style-name="P130">Управление температурным уровнем на рабочем месте;</text:p>
        </text:list-item>
        <text:list-item>
          <text:p text:style-name="P114"><text:span text:style-name="T14">Уведомление об отклонении от норм </text:span><text:span text:style-name="T24">з</text:span><text:span text:style-name="T19">агрязненности</text:span><text:span text:style-name="T14"> и температуры воздуха на рабочем месте;</text:span></text:p>
        </text:list-item>
      </text:list>
      <text:p text:style-name="P38"/>
      <text:p text:style-name="P10"/>
      <text:h text:style-name="P91" text:outline-level="2"><text:bookmark-start text:name="_Toc470274026"/><text:bookmark-start text:name="_Toc501395431"/><text:bookmark-start text:name="_Toc100411694"/><text:bookmark-start text:name="__RefHeading___Toc1957027_1024260917"/><text:bookmark-start text:name="_Toc470120505"/>2.2. Цели создания системы<text:bookmark-end text:name="_Toc470274026"/><text:bookmark-end text:name="_Toc501395431"/><text:bookmark-end text:name="_Toc100411694"/><text:bookmark-end text:name="__RefHeading___Toc1957027_1024260917"/><text:bookmark-end text:name="_Toc470120505"/></text:h>
      <text:p text:style-name="P15"><text:span text:style-name="T14">АСДУО создаётся с целью </text:span><text:span text:style-name="T43">предоставления средств контроля </text:span><text:span text:style-name="T44">и поддержания </text:span><text:span text:style-name="T43">условий </text:span><text:span text:style-name="T44">на рабочем месте офиса</text:span><text:span text:style-name="T45">.</text:span></text:p>
      <text:list xml:id="list123636191903238" text:continue-list="list123635771489752" text:style-name="WWNum3">
        <text:list-item>
          <text:h text:style-name="P99" text:outline-level="1"><text:bookmark-start text:name="_Toc470120506"/><text:bookmark-start text:name="_Toc100411695"/><text:bookmark-start text:name="_Toc501395432"/><text:bookmark-start text:name="_Toc470274027"/><text:bookmark-start text:name="__RefHeading___Toc1957029_1024260917"/>Характеристика объекта автоматизации<text:bookmark-end text:name="_Toc470120506"/><text:bookmark-end text:name="_Toc100411695"/><text:bookmark-end text:name="_Toc501395432"/><text:bookmark-end text:name="_Toc470274027"/><text:bookmark-end text:name="__RefHeading___Toc1957029_1024260917"/></text:h>
        </text:list-item>
      </text:list>
      <text:h text:style-name="P88" text:outline-level="2"><text:bookmark-start text:name="_Toc470274028"/><text:bookmark-start text:name="_Toc501395433"/><text:bookmark-start text:name="_Toc100411696"/><text:bookmark-start text:name="__RefHeading___Toc1957031_1024260917"/><text:bookmark-start text:name="_Toc470120507"/>3.1. Краткие сведения об объекте автоматизации<text:bookmark-end text:name="_Toc470274028"/><text:bookmark-end text:name="_Toc501395433"/><text:bookmark-end text:name="_Toc100411696"/><text:bookmark-end text:name="__RefHeading___Toc1957031_1024260917"/><text:bookmark-end text:name="_Toc470120507"/></text:h>
      <text:p text:style-name="P49"><text:span text:style-name="T36">«ООО МАНУФАКТУРА ВЕОМ» - это компания, основным видом деятельности которой является разработка компьютерного программного обеспечения. В частности, видеоигр, </text:span><text:span text:style-name="T41">рассчитанных на международный рынок</text:span><text:span text:style-name="T36">.</text:span><text:bookmark-start text:name="_Toc501395434"/><text:bookmark-start text:name="_Toc470274029"/><text:bookmark-start text:name="_Toc470120508"/></text:p>
      <text:h text:style-name="P88" text:outline-level="2"><text:bookmark-start text:name="__RefHeading___Toc1957033_1024260917"/><text:bookmark-start text:name="_Toc100411697"/>3.2. Сведения об условиях эксплуатации объекта и характеристиках окружающей среды<text:bookmark-end text:name="__RefHeading___Toc1957033_1024260917"/><text:bookmark-end text:name="_Toc100411697"/><text:bookmark-end text:name="_Toc501395434"/><text:bookmark-end text:name="_Toc470274029"/><text:bookmark-end text:name="_Toc470120508"/></text:h>
      <text:p text:style-name="P13"><text:span text:style-name="T1">Программные и технические компоненты АСДУО должны эксплуатироваться</text:span><text:span text:style-name="T98"> </text:span><text:span text:style-name="T1">в условиях и характеристиках окружающей среды объекта автоматизации («СанПиН 2.1.8/2.2.4.2489-09. Гипогеомагнитные поля в производственных, жилых и общественных зданиях и сооружениях»). <text:s/>Дополнительная информация находится в разделе 4.2.1.</text:span><text:bookmark-start text:name="_Toc470120509"/><text:bookmark-start text:name="_Toc470274030"/><text:bookmark-start text:name="_Toc501395435"/></text:p>
      <text:h text:style-name="P100" text:outline-level="1"><text:bookmark-start text:name="__RefHeading___Toc1957035_1024260917"/><text:bookmark-start text:name="_Toc100411698"/>4. Требования к системе<text:bookmark-end text:name="__RefHeading___Toc1957035_1024260917"/><text:bookmark-end text:name="_Toc100411698"/><text:bookmark-end text:name="_Toc501395435"/><text:bookmark-end text:name="_Toc470274030"/><text:bookmark-end text:name="_Toc470120509"/></text:h>
      <text:h text:style-name="P88" text:outline-level="2"><text:bookmark-start text:name="_Toc470274031"/><text:bookmark-start text:name="_Toc501395436"/><text:bookmark-start text:name="_Toc100411699"/><text:bookmark-start text:name="__RefHeading___Toc1957037_1024260917"/><text:bookmark-start text:name="_Toc470120510"/>4.1. Требования к системе в целом<text:bookmark-end text:name="_Toc470274031"/><text:bookmark-end text:name="_Toc501395436"/><text:bookmark-end text:name="_Toc100411699"/><text:bookmark-end text:name="__RefHeading___Toc1957037_1024260917"/><text:bookmark-end text:name="_Toc470120510"/></text:h>
      <text:h text:style-name="P75" text:outline-level="3"><text:bookmark-start text:name="_Toc470274032"/><text:bookmark-start text:name="_Toc501395437"/><text:bookmark-start text:name="_Toc100411700"/><text:bookmark-start text:name="__RefHeading___Toc1957039_1024260917"/><text:bookmark-start text:name="_Toc470120511"/>4.1.1. Требования к структуре и функционированию системы<text:bookmark-end text:name="_Toc470274032"/><text:bookmark-end text:name="_Toc501395437"/><text:bookmark-end text:name="_Toc100411700"/><text:bookmark-end text:name="__RefHeading___Toc1957039_1024260917"/><text:bookmark-end text:name="_Toc470120511"/></text:h>
      <text:p text:style-name="P66">В АСДУО необходимо выделить следующие функциональные подсистемы:</text:p>
      <text:list xml:id="list806121032" text:style-name="WWNum13">
        <text:list-item>
          <text:p text:style-name="P108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33"><text:span text:style-name="T107">Управление уровнем влажности </text:span><text:span text:style-name="T106">рабочего места</text:span></text:p>
        </text:list-item>
        <text:list-item>
          <text:p text:style-name="P135"><text:span text:style-name="T106">Управление температурным уровнем </text:span><text:span text:style-name="T108">рабочего места</text:span></text:p>
        </text:list-item>
        <text:list-item>
          <text:p text:style-name="P148">Контроль чистоты воздуха</text:p>
        </text:list-item>
        <text:list-item>
          <text:p text:style-name="P137"><text:span text:style-name="T108">П</text:span><text:span text:style-name="T106">анель </text:span><text:span text:style-name="T109">у</text:span><text:span text:style-name="T106">правления рабочим местом</text:span></text:p>
        </text:list-item>
        <text:list-item>
          <text:p text:style-name="P131">Уведомления о состоянии подсистем управления и контроля</text:p>
        </text:list-item>
        <text:list-item>
          <text:p text:style-name="P139">Панель авторизации</text:p>
        </text:list-item>
      </text:list>
      <text:p text:style-name="P42"><text:span text:style-name="T11">Управление уровнем</text:span><text:span text:style-name="T3"> освещенности </text:span><text:span text:style-name="T11">рабочего места</text:span><text:span text:style-name="T1">:</text:span></text:p>
      <text:list xml:id="list2663788371" text:style-name="WWNum40">
        <text:list-item>
          <text:p text:style-name="P110"><text:span text:style-name="T88">Задание желаемого уровня освещенности</text:span><text:span text:style-name="T83">;</text:span></text:p>
        </text:list-item>
        <text:list-item>
          <text:p text:style-name="P115"><text:soft-page-break/>Задание <text:span text:style-name="T110">порога</text:span> естественной <text:span text:style-name="T104">о</text:span>свещенности;</text:p>
        </text:list-item>
        <text:list-item>
          <text:p text:style-name="P116">Определение уровня освещенности;</text:p>
        </text:list-item>
        <text:list-item>
          <text:p text:style-name="P118">Поддержание желаемой освещенности;</text:p>
        </text:list-item>
      </text:list>
      <text:p text:style-name="P31"><text:span text:style-name="T70">Управление уровнем влажности </text:span><text:span text:style-name="T71">рабочего места</text:span><text:span text:style-name="T75">:</text:span></text:p>
      <text:list xml:id="list123634712867815" text:continue-numbering="true" text:style-name="WWNum40">
        <text:list-item>
          <text:p text:style-name="P119"><text:span text:style-name="T76">Задание </text:span><text:span text:style-name="T77">желаемого уровня влажности</text:span><text:span text:style-name="T75">;</text:span></text:p>
        </text:list-item>
        <text:list-item>
          <text:p text:style-name="P144">Определение уровня влажности</text:p>
        </text:list-item>
        <text:list-item>
          <text:p text:style-name="P128"><text:span text:style-name="T75">Поддержание желаемой влажности</text:span><text:span text:style-name="T82">;</text:span></text:p>
        </text:list-item>
      </text:list>
      <text:p text:style-name="P31"><text:span text:style-name="T70">Управление температурным уровнем </text:span><text:span text:style-name="T71">рабочего места</text:span><text:span text:style-name="T75">:</text:span></text:p>
      <text:list xml:id="list123635033861764" text:continue-numbering="true" text:style-name="WWNum40">
        <text:list-item>
          <text:p text:style-name="P119"><text:span text:style-name="T76">Задание </text:span><text:span text:style-name="T78">желаемой температуры</text:span></text:p>
        </text:list-item>
        <text:list-item>
          <text:p text:style-name="P117"><text:span text:style-name="T78">О</text:span><text:span text:style-name="T75">пределение температурного уровня</text:span></text:p>
        </text:list-item>
        <text:list-item>
          <text:p text:style-name="P145">Поддержание желаемой температуры</text:p>
        </text:list-item>
        <text:list-item>
          <text:p text:style-name="P151">Определение о выходе температурного уровня за желаемые пределы</text:p>
        </text:list-item>
      </text:list>
      <text:p text:style-name="P31"><text:span text:style-name="T80">Контроль </text:span><text:span text:style-name="T81">загрязненности</text:span><text:span text:style-name="T80"> воздуха</text:span><text:span text:style-name="T75">:</text:span></text:p>
      <text:list xml:id="list123635583995021" text:continue-numbering="true" text:style-name="WWNum40">
        <text:list-item>
          <text:p text:style-name="P119"><text:span text:style-name="T79">Определение уровня загрязненности воздуха</text:span><text:span text:style-name="T75">;</text:span></text:p>
        </text:list-item>
        <text:list-item>
          <text:p text:style-name="P152">Оповещение о превышении предельно допустимого уровня загрязненности</text:p>
        </text:list-item>
      </text:list>
      <text:p text:style-name="P31"><text:span text:style-name="T71">П</text:span><text:span text:style-name="T72">анель </text:span><text:span text:style-name="T73">у</text:span><text:span text:style-name="T72">правления рабочим местом</text:span><text:span text:style-name="T75">:</text:span></text:p>
      <text:list xml:id="list123636026621367" text:continue-numbering="true" text:style-name="WWNum40">
        <text:list-item>
          <text:p text:style-name="P119"><text:span text:style-name="T111">Установка желаемых параметров систем управления и контроля</text:span>;</text:p>
        </text:list-item>
        <text:list-item>
          <text:p text:style-name="P124">Получение и отображение оповещений от систем управления и контроля;</text:p>
        </text:list-item>
      </text:list>
      <text:p text:style-name="P32"><text:span text:style-name="T74">Уведомления о состоянии подсистем управления и контроля</text:span><text:span text:style-name="T75">:</text:span></text:p>
      <text:list xml:id="list123635090984559" text:continue-numbering="true" text:style-name="WWNum40">
        <text:list-item>
          <text:p text:style-name="P120"><text:span text:style-name="T120">Уведомление о выходе показателей </text:span><text:span text:style-name="T121">под</text:span><text:span text:style-name="T120">систем за пределы заданной нормы</text:span>;</text:p>
        </text:list-item>
        <text:list-item>
          <text:p text:style-name="P127">Отображение уровня показателей подсистем</text:p>
        </text:list-item>
      </text:list>
      <text:p text:style-name="P30"><text:soft-page-break/>Панель авторизации:</text:p>
      <text:list xml:id="list3758906103" text:style-name="WWNum42">
        <text:list-item>
          <text:p text:style-name="P121">Возможность войти в систему;<text:tab/></text:p>
        </text:list-item>
      </text:list>
      <text:p text:style-name="P68"/>
      <text:h text:style-name="P96" text:outline-level="3"><text:bookmark-start text:name="_Toc100411701"/><text:bookmark-start text:name="__RefHeading___Toc1957041_1024260917"/><text:bookmark-start text:name="_Toc501395438"/>4.1.2. Требования к численности и квалификации персонала системы и режиму его работы<text:bookmark-end text:name="_Toc100411701"/><text:bookmark-end text:name="__RefHeading___Toc1957041_1024260917"/><text:bookmark-end text:name="_Toc501395438"/></text:h>
      <text:p text:style-name="P97">В АСДУО предусмотрена одна категория пользователей.</text:p>
      <text:p text:style-name="P17"><text:span text:style-name="T83">Пользователь</text:span><text:span text:style-name="T4"> должен являться сотрудником «ООО МАНУФАКТУРА ВЕОМ» </text:span><text:span text:style-name="T28">с закрепленным за ним рабочим местом</text:span></text:p>
      <text:p text:style-name="P28">Пользователь системы должен иметь следующие возможности:</text:p>
      <text:list xml:id="list4265668412" text:style-name="WWNum45">
        <text:list-item>
          <text:p text:style-name="P123">Использование АСДУО по прямому назначению со всем ее функционалом;</text:p>
        </text:list-item>
      </text:list>
      <text:p text:style-name="P29">Пользователь должен обладать доступом ко всем основным функциям системы.</text:p>
      <text:p text:style-name="P34"/>
      <text:h text:style-name="P69" text:outline-level="3"><text:bookmark-start text:name="_Toc100411702"/><text:bookmark-start text:name="__RefHeading___Toc1957043_1024260917"/><text:bookmark-start text:name="_Toc501395439"/>4.1.3. Показатели назначения<text:bookmark-end text:name="_Toc100411702"/><text:bookmark-end text:name="__RefHeading___Toc1957043_1024260917"/><text:bookmark-end text:name="_Toc501395439"/></text:h>
      <text:p text:style-name="P8"><text:span text:style-name="T14">АСУЕО должно </text:span><text:span text:style-name="T17">о</text:span><text:span text:style-name="T14">беспечивать простое и быстрое взаимодействие с </text:span><text:span text:style-name="T16">аппаратной частью для установления необходимого уровня освещенности</text:span></text:p>
      <text:list xml:id="list247302456" text:style-name="WWNum18">
        <text:list-header>
          <text:p text:style-name="P140"/>
        </text:list-header>
      </text:list>
      <text:h text:style-name="P75" text:outline-level="3"><text:bookmark-start text:name="_Toc100411703"/><text:bookmark-start text:name="__RefHeading___Toc1957045_1024260917"/><text:bookmark-start text:name="_Toc501395440"/>4.1.4. Требования безопасности<text:bookmark-end text:name="_Toc100411703"/><text:bookmark-end text:name="__RefHeading___Toc1957045_1024260917"/><text:bookmark-end text:name="_Toc501395440"/></text:h>
      <text:p text:style-name="P63">Защита технических средств от воздействий электрического тока, электромагнитных полей, акустических шумов и т.п. должна осуществляться в соответствии с требованиями по эксплуатации, предъявляемыми к оборудованию его разработчиками. Устанавливаемое оборудование должно соответствовать требованиям электробезопасности по ГОСТ Р МЭК 60065-2002. Допустимый уровень электромагнитных полей на рабочих местах должен отвечать требованиям ГОСТ 12.1.006-84. Факторы, оказывающие вредные воздействия на здоровье (в том числе инфракрасное, ультрафиолетовое, рентгеновское и электромагнитное излучения, вибрация, <text:soft-page-break/>шум, электростатические поля, ультразвук строчной частоты и т.д.), не должны превышать действующих норм (СП 2.4.3648-20 от 01.01.2021 г.)</text:p>
      <text:p text:style-name="P63">Комплекс технических средств должен соответствовать требованиям техники безопасности, основными из которых являются:</text:p>
      <text:list xml:id="list3373292418" text:style-name="WWNum17">
        <text:list-item>
          <text:p text:style-name="P167">все внешние элементы технических устройств, находящиеся под напряжением, должны иметь защитное заземление;</text:p>
        </text:list-item>
        <text:list-item>
          <text:p text:style-name="P167">технические устройства должны быть установлены в местах, обеспечивающих свободный и безопасный доступ к ним при эксплуатации и проведении профилактического обслуживания;</text:p>
        </text:list-item>
        <text:list-item>
          <text:p text:style-name="P167">сотрудники, которые работают на технических средствах, должны проходить обучение, инструктаж, проверку знаний правил, норм и инструкций по технике безопасности;</text:p>
        </text:list-item>
        <text:list-item>
          <text:p text:style-name="P167">в помещении, предназначенном для эксплуатации технических средств, должны быть обеспечены противопожарные меры безопасности.</text:p>
        </text:list-item>
      </text:list>
      <text:p text:style-name="P70"/>
      <text:h text:style-name="P75" text:outline-level="3"><text:bookmark-start text:name="_Toc100411704"/><text:bookmark-start text:name="__RefHeading___Toc1957047_1024260917"/><text:bookmark-start text:name="_Toc501395441"/>4.1.5. Требования к эргономике и технической эстетике<text:bookmark-end text:name="_Toc100411704"/><text:bookmark-end text:name="__RefHeading___Toc1957047_1024260917"/><text:bookmark-end text:name="_Toc501395441"/></text:h>
      <text:p text:style-name="P61">Взаимодействие пользователей с прикладным программным обеспечением, входящим в состав системы должно осуществляться посредством визуального графического интерфейса (GUI).</text:p>
      <text:p text:style-name="P61">Интерфейс системы должен быть понятным и удобным, не должен быть перегружен графическими элементами и должен обеспечивать отображение экранных форм за удовлетворительное время.</text:p>
      <text:p text:style-name="P61">Навигационные элементы должны быть выполнены в удобной для пользователя форме. Средства редактирования информации должны удовлетворять принятым соглашениям в части использования функциональных клавиш, режимов работы, поиска, использования оконной системы, общепринятым стандартам построения графического интерфейса пользователя. Ввод-вывод данных системы, прием управляющих команд и отображение результатов их исполнения должны выполняться в интерактивном режиме. Интерфейс должен соответствовать современным <text:soft-page-break/>эргономическим требованиям и обеспечивать удобный доступ к основным функциям и операциям системы. Пользовательский интерфейс должен оповещать пользователя в случае возникновения ошибок и сбоев.</text:p>
      <text:p text:style-name="P61">Интерфейс должен быть рассчитан на преимущественное использование манипуляторов типа «мышь» и «клавиатура», то есть управление системой должно осуществляться с помощью набора экранных меню, кнопок, значков и других интерактивных элементов, а также настраиваемых «горячих клавиш». Ввод с клавиатуры используется для заполнения и редактирования текстовых и числовых полей экранных форм.</text:p>
      <text:p text:style-name="P61"><text:s/>Система должна обеспечивать корректную обработку аварийных ситуаций, вызванных неверными действиями пользователей. В таких случаях система должна выдавать пользователю соответствующие сообщения об ошибках, после чего возвращаться в рабочее состояние, предшествовавшее неверной (недопустимой) команде или некорректному вводу данных.</text:p>
      <text:p text:style-name="P61">Экранные формы должны проектироваться с учетом требований унификации:</text:p>
      <text:list xml:id="list3133818645" text:style-name="WWNum19">
        <text:list-item>
          <text:p text:style-name="P141">все экранные формы пользовательского интерфейса должны быть выполнены в едином графическом стиле, с одинаковым расположением основных элементов управления и навигации;</text:p>
        </text:list-item>
        <text:list-item>
          <text:p text:style-name="P141">для обозначения сходных операций должны использоваться сходные графические значки, кнопки и другие управляющие (навигационные) элементы. Термины, используемые для обозначения типовых операций, а также последовательности действий пользователя при их выполнении, должны быть унифицированы;</text:p>
        </text:list-item>
        <text:list-item>
          <text:p text:style-name="P141">внешнее поведение сходных элементов интерфейса должно реализовываться одинаково для однотипных элементов.</text:p>
        </text:list-item>
      </text:list>
      <text:p text:style-name="P61">Система должна соответствовать требованиям эргономики и профессиональной медицины при условии укомплектования высококачественным оборудованием (ПЭВМ, монитором и прочим <text:soft-page-break/>оборудованием), имеющим необходимые сертификаты соответствия и безопасности Росстандарта.</text:p>
      <text:p text:style-name="P61"/>
      <text:h text:style-name="P76" text:outline-level="3"><text:bookmark-start text:name="_Toc501395442"/><text:bookmark-start text:name="__RefHeading___Toc1957049_1024260917"/><text:bookmark-start text:name="_Toc100411705"/>4.1.6 Требования к защите информации от несанкционированного доступа<text:bookmark-end text:name="_Toc501395442"/><text:bookmark-end text:name="__RefHeading___Toc1957049_1024260917"/><text:bookmark-end text:name="_Toc100411705"/></text:h>
      <text:p text:style-name="P78">АСУЕО не производит хранения персональных данных пользователя</text:p>
      <text:p text:style-name="P78">Для защиты ИС «Управление проектами» от несанкционированного доступа необходимо предусмотреть авторизацию пользователя при входе в систему</text:p>
      <text:p text:style-name="P70"/>
      <text:h text:style-name="P75" text:outline-level="3"><text:bookmark-start text:name="_Toc100411706"/><text:bookmark-start text:name="__RefHeading___Toc1957051_1024260917"/><text:bookmark-start text:name="_Toc501395443"/>4.1.7 Требования по сохранности информации при авариях<text:bookmark-end text:name="_Toc100411706"/><text:bookmark-end text:name="__RefHeading___Toc1957051_1024260917"/><text:bookmark-end text:name="_Toc501395443"/></text:h>
      <text:p text:style-name="P6"><text:bookmark-start text:name="_Toc501395445"/><text:span text:style-name="T84">АСУЕО должно восстанавливать свое функционирование при корректном перезапуске аппаратных средств. В аппаратно-программном комплексе должно быть обеспечено резервное копирование данных (учетные записи </text:span><text:span text:style-name="T85">и соответствующие им рабочие места</text:span><text:span text:style-name="T84">). Резервное копирование и архивирование удаленной базы данных должно производиться не реже одного раза в сутки. Время хранения архивов – 1 месяц (может быть увеличено пользователем).</text:span></text:p>
      <text:p text:style-name="P24"/>
      <text:h text:style-name="P88" text:outline-level="2"><text:bookmark-start text:name="__RefHeading___Toc1957053_1024260917"/><text:bookmark-start text:name="_Toc100411707"/>4.2 Требования к функциям (задачам), выполняемым системой<text:bookmark-end text:name="__RefHeading___Toc1957053_1024260917"/><text:bookmark-end text:name="_Toc100411707"/><text:bookmark-end text:name="_Toc501395445"/></text:h>
      <text:h text:style-name="P96" text:outline-level="3"><text:bookmark-start text:name="_Toc100411708"/><text:bookmark-start text:name="__RefHeading___Toc1957055_1024260917"/><text:bookmark-start text:name="_Toc501395446"/>4.2.1 Перечень подлежащих автоматизации функций и задач<text:bookmark-end text:name="_Toc100411708"/><text:bookmark-end text:name="__RefHeading___Toc1957055_1024260917"/><text:bookmark-end text:name="_Toc501395446"/></text:h>
      <text:p text:style-name="P64"><text:bookmark-start text:name="_Toc501395447"/>В АСДУО должно включать в себя следующие подсистемы:</text:p>
      <text:list xml:id="list123634656187835" text:continue-list="list806121032" text:style-name="WWNum13">
        <text:list-item>
          <text:p text:style-name="P109"><text:span text:style-name="T11">Управление уровнем</text:span><text:span text:style-name="T3"> освещенности </text:span><text:span text:style-name="T11">рабочего места</text:span></text:p>
        </text:list-item>
        <text:list-item>
          <text:p text:style-name="P134"><text:span text:style-name="T107">Управление уровнем влажности </text:span><text:span text:style-name="T106">рабочего места</text:span></text:p>
        </text:list-item>
        <text:list-item>
          <text:p text:style-name="P136"><text:span text:style-name="T106">Управление температурным уровнем </text:span><text:span text:style-name="T108">рабочего места</text:span></text:p>
        </text:list-item>
        <text:list-item>
          <text:p text:style-name="P149">Контроль чистоты воздуха</text:p>
        </text:list-item>
        <text:list-item>
          <text:p text:style-name="P150">Уведомление о состоянии подсистем управления и контроля</text:p>
        </text:list-item>
        <text:list-item>
          <text:p text:style-name="P138"><text:span text:style-name="T108">П</text:span><text:span text:style-name="T106">анель </text:span><text:span text:style-name="T109">у</text:span><text:span text:style-name="T106">правления рабочим местом</text:span></text:p>
        </text:list-item>
        <text:list-item>
          <text:p text:style-name="P146"><text:soft-page-break/>Панель авторизации</text:p>
        </text:list-item>
      </text:list>
      <text:p text:style-name="P93"/>
      <text:p text:style-name="P73"/>
      <text:p text:style-name="P43"><text:span text:style-name="T1">Подсистема «</text:span><text:span text:style-name="T11">Управление уровнем</text:span><text:span text:style-name="T3"> освещенности </text:span><text:span text:style-name="T11">рабочего места</text:span><text:span text:style-name="T1">» должна включать в себя:</text:span></text:p>
      <text:list xml:id="list123636276085514" text:continue-numbering="true" text:style-name="WWNum13">
        <text:list-item>
          <text:p text:style-name="P153">Вывод <text:span text:style-name="T113">уровня</text:span> освещенности на внешний интерфейс;</text:p>
        </text:list-item>
        <text:list-item>
          <text:p text:style-name="P157">Изменение поворота жалюзи <text:span text:style-name="T113">при рабочем месте;</text:span></text:p>
        </text:list-item>
        <text:list-item>
          <text:p text:style-name="P159">Изменение уровня искуственной освещенности рабочего места;</text:p>
        </text:list-item>
      </text:list>
      <text:p text:style-name="P44"><text:span text:style-name="T1">Подсистема «</text:span><text:span text:style-name="T18">Управление уровнем влажности </text:span><text:span text:style-name="T20">рабочего места</text:span><text:span text:style-name="T1">» должна включать в себя:</text:span></text:p>
      <text:list xml:id="list123635025525597" text:continue-numbering="true" text:style-name="WWNum13">
        <text:list-item>
          <text:p text:style-name="P154">Вывод <text:span text:style-name="T113">уровня</text:span> <text:span text:style-name="T114">влажности</text:span> на внешний интерфейс;</text:p>
        </text:list-item>
        <text:list-item>
          <text:p text:style-name="P160">Вывод уровня <text:span text:style-name="T115">заряда</text:span> увлажителя на внешний интерфейс;</text:p>
        </text:list-item>
        <text:list-item>
          <text:p text:style-name="P158"><text:span text:style-name="T116">Запуск увлажнителя и осушителя для изменения уровня влажности рабочего места</text:span><text:span text:style-name="T113">;</text:span></text:p>
        </text:list-item>
      </text:list>
      <text:p text:style-name="P45"><text:span text:style-name="T1">Подсистема «</text:span><text:span text:style-name="T18">Управление температурным уровнем </text:span><text:span text:style-name="T20">рабочего места</text:span><text:span text:style-name="T1">» должна включать в себя:</text:span></text:p>
      <text:list xml:id="list123634709331666" text:continue-numbering="true" text:style-name="WWNum13">
        <text:list-item>
          <text:p text:style-name="P162">Вывод <text:span text:style-name="T116">уровня температуры на рабочем месте</text:span>;</text:p>
        </text:list-item>
        <text:list-item>
          <text:p text:style-name="P163">Передача желаемого температурного уровня на кондиционер</text:p>
        </text:list-item>
      </text:list>
      <text:p text:style-name="P45"><text:span text:style-name="T1">Подсистема «</text:span><text:span text:style-name="T46">Контроль чистоты воздуха</text:span><text:span text:style-name="T1">» должна включать в себя:</text:span></text:p>
      <text:list xml:id="list123635096789886" text:continue-numbering="true" text:style-name="WWNum13">
        <text:list-item>
          <text:p text:style-name="P162">Вывод <text:span text:style-name="T116">уровня</text:span> <text:span text:style-name="T116">загрязненности воздуха</text:span> на внешний интерфейс;</text:p>
        </text:list-item>
      </text:list>
      <text:p text:style-name="P46"><text:span text:style-name="T1">Подсистема «</text:span><text:span text:style-name="T47">Уведомление о состоянии подсистем управления и контроля</text:span><text:span text:style-name="T1">» должна включать в себя:</text:span></text:p>
      <text:list xml:id="list123634859163948" text:continue-numbering="true" text:style-name="WWNum13">
        <text:list-item>
          <text:p text:style-name="P155"><text:span text:style-name="T117">Проверка данных с подсистем управления и контроля на соответствие условиям</text:span>;</text:p>
        </text:list-item>
        <text:list-item>
          <text:p text:style-name="P156"><text:span text:style-name="T117">Передача сообщений о несоответствии данных с подсистем управления и контроля условиям </text:span><text:span text:style-name="T118">на панель управления рабочим местом</text:span>;</text:p>
        </text:list-item>
      </text:list>
      <text:p text:style-name="P16"><text:span text:style-name="T1">Подсистема «</text:span><text:span text:style-name="T20">П</text:span><text:span text:style-name="T21">анель </text:span><text:span text:style-name="T22">у</text:span><text:span text:style-name="T21">правления рабочим местом</text:span><text:span text:style-name="T1">» должна включать в себя:</text:span></text:p>
      <text:list xml:id="list123636031479305" text:continue-list="list123635090984559" text:style-name="WWNum40">
        <text:list-item>
          <text:p text:style-name="P125"><text:soft-page-break/><text:span text:style-name="T119">Окно с полями для ввода желаемых параметров системы и кнопкой подтверждения</text:span>;</text:p>
        </text:list-item>
        <text:list-item>
          <text:p text:style-name="P126"><text:span text:style-name="T119">Окно с уведомлениями, поступающими с рабочих мест</text:span>;</text:p>
        </text:list-item>
      </text:list>
      <text:p text:style-name="P72">Подсистема «Панель авторизации» должна включать в себя:</text:p>
      <text:list xml:id="list802400514" text:style-name="WWNum41">
        <text:list-item>
          <text:p text:style-name="P142">Окно ввода логина и пароля;</text:p>
        </text:list-item>
      </text:list>
      <text:p text:style-name="P9"/>
      <text:h text:style-name="P75" text:outline-level="3"><text:bookmark-start text:name="__RefHeading___Toc1957057_1024260917"/><text:bookmark-start text:name="_Toc100411709"/>4.2.2 Временной регламент реализации каждой функции или задачи<text:bookmark-end text:name="__RefHeading___Toc1957057_1024260917"/><text:bookmark-end text:name="_Toc100411709"/><text:bookmark-end text:name="_Toc501395447"/></text:h>
      <text:p text:style-name="P62">Для каждой выделенной автоматизируемой функции должно предусматриваться максимальное время выполнения.</text:p>
      <text:p text:style-name="P62">Время на запуск системы не должно превышать среднего для используемого устройства.</text:p>
      <text:p text:style-name="P62">Время на отклик при выборе компонента пользовательского интерфейса не должно превышать 2 секунд.</text:p>
      <text:p text:style-name="P79">Время со времени отклика на задание желаемого значения освещенности до <text:span text:style-name="T112">начала</text:span> изменения реального значения аппаратной части до заданного не должно превышать 20 секунд. </text:p>
      <text:p text:style-name="P70"/>
      <text:h text:style-name="P75" text:outline-level="3"><text:bookmark-start text:name="_Toc501395448"/><text:bookmark-start text:name="_Toc100411710"/><text:bookmark-start text:name="__RefHeading___Toc1957059_1024260917"/>4.2.3 Требования к качеству и форме реализации каждой функции или задачи<text:bookmark-end text:name="_Toc501395448"/><text:bookmark-end text:name="_Toc100411710"/><text:bookmark-end text:name="__RefHeading___Toc1957059_1024260917"/></text:h>
      <text:p text:style-name="P61">В разрабатываемых автоматизируемых функциях необходимо предусмотреть выполнение следующих условий:</text:p>
      <text:list xml:id="list1531485388" text:style-name="WWNum49">
        <text:list-item>
          <text:p text:style-name="P111"><text:span text:style-name="T92">Используемые компоненты аппаратной части должны предоставлять </text:span><text:span text:style-name="T93">некоторый уровень точности, достаточный для создания ощущения примерной точности у среднего пользователя</text:span><text:span text:style-name="T83">;</text:span></text:p>
        </text:list-item>
        <text:list-item>
          <text:p text:style-name="P122">Должен осуществляться контроль вводимой информации, проверка корректности ввода, система должна явно оповещать пользователя в случае ввода некорректного формата данных;</text:p>
        </text:list-item>
        <text:list-item>
          <text:p text:style-name="P122">Графический пользовательский интерфейс системы должен быть доступным и понятным, основные навигационные и <text:soft-page-break/>функциональные элементы должны иметь семантические пиктограммы.</text:p>
        </text:list-item>
      </text:list>
      <text:p text:style-name="P70"/>
      <text:h text:style-name="P88" text:outline-level="2"><text:bookmark-start text:name="_Toc100411711"/><text:bookmark-start text:name="__RefHeading___Toc1957061_1024260917"/><text:bookmark-start text:name="_Toc501395449"/>4.3 Требования к видам обеспечения<text:bookmark-end text:name="_Toc100411711"/><text:bookmark-end text:name="__RefHeading___Toc1957061_1024260917"/><text:bookmark-end text:name="_Toc501395449"/></text:h>
      <text:p text:style-name="P65"/>
      <text:h text:style-name="P36" text:outline-level="3"><text:bookmark-start text:name="_Toc100411714"/><text:bookmark-start text:name="__RefHeading___Toc1957063_1024260917"/><text:bookmark-start text:name="_Toc501395452"/><text:span text:style-name="T1">4.3.</text:span><text:span text:style-name="T5">2</text:span><text:span text:style-name="T1"> Требования к лингвистическому обеспечению</text:span><text:bookmark-end text:name="_Toc100411714"/><text:bookmark-end text:name="__RefHeading___Toc1957063_1024260917"/><text:bookmark-end text:name="_Toc501395452"/></text:h>
      <text:p text:style-name="P61">Для организации диалога системы с пользователем должен применяться графический оконный пользовательский интерфейс. Все надписи экранных форм, а также сообщения, выдаваемые пользователю (кроме системных сообщений) должны быть на русском языке.<text:bookmark text:name="_GoBack"/></text:p>
      <text:h text:style-name="P36" text:outline-level="3"><text:bookmark-start text:name="_Toc100411715"/><text:bookmark-start text:name="__RefHeading___Toc1957065_1024260917"/><text:bookmark-start text:name="_Toc501395453"/><text:span text:style-name="T1">4.3.</text:span><text:span text:style-name="T5">3</text:span><text:span text:style-name="T1"> Требования к программному обеспечению</text:span><text:bookmark-end text:name="_Toc100411715"/><text:bookmark-end text:name="__RefHeading___Toc1957065_1024260917"/><text:bookmark-end text:name="_Toc501395453"/></text:h>
      <text:p text:style-name="P14"><text:span text:style-name="T37">Автоматизированн</text:span><text:span text:style-name="T39">ая система управления </text:span><text:span text:style-name="T40">освещенностью </text:span><text:span text:style-name="T38">д</text:span><text:span text:style-name="T37">олжн</text:span><text:span text:style-name="T38">а</text:span><text:span text:style-name="T37"> являться аппаратно-програмным комплексом из </text:span><text:span text:style-name="T38">аппаратного устройства, контролирующего уровень открытости жалюзей </text:span><text:span text:style-name="T42">и уровня искуственного освещения </text:span><text:span text:style-name="T38">и</text:span><text:span text:style-name="T37"> </text:span><text:span text:style-name="T23">WEB-</text:span><text:span text:style-name="T37">приложением, </text:span><text:span text:style-name="T38">являющим собой интерфейс для контроля уровня освещенности и программную часть преобразования значений</text:span><text:span text:style-name="T14">. </text:span><text:span text:style-name="T84">Для функционирования </text:span><text:span text:style-name="T86">интерфейса системы</text:span><text:span text:style-name="T84"> необходим </text:span><text:span text:style-name="T86">веб-браузер, полноценно реализующий стандарт </text:span><text:span text:style-name="T90">HTML5</text:span><text:span text:style-name="T84">. </text:span><text:span text:style-name="T96">Для непосредственного написания кода микроконтроллера должна использоваться среда разработки </text:span><text:span text:style-name="T91">Arduino IDE.</text:span><text:span text:style-name="T96"> Для написания программного кода интерфейса взаимодействия через</text:span><text:span text:style-name="T91"> WEB-</text:span><text:span text:style-name="T96">приложение должен использоваться текстовый редактор</text:span><text:span text:style-name="T91"> NeoVim.</text:span></text:p>
      <text:p text:style-name="P25"/>
      <text:h text:style-name="P36" text:outline-level="3"><text:bookmark-start text:name="_Toc100411716"/><text:bookmark-start text:name="__RefHeading___Toc1957067_1024260917"/><text:bookmark-start text:name="_Toc501395454"/><text:span text:style-name="T1">4.3.</text:span><text:span text:style-name="T5">4</text:span><text:span text:style-name="T1"> Требования к техническому обеспечению</text:span><text:bookmark-end text:name="_Toc100411716"/><text:bookmark-end text:name="__RefHeading___Toc1957067_1024260917"/><text:bookmark-end text:name="_Toc501395454"/></text:h>
      <text:p text:style-name="P41"><text:span text:style-name="T1">Требования к минимальным техническим характеристикам </text:span><text:span text:style-name="T29">используемого микроконтроллера</text:span><text:span text:style-name="T1">:</text:span></text:p>
      <text:list xml:id="list523501859" text:style-name="WWNum23">
        <text:list-item>
          <text:p text:style-name="P112"><text:span text:style-name="T29">Наличие одного или более аналогового ввода</text:span><text:span text:style-name="T1">;</text:span></text:p>
        </text:list-item>
        <text:list-item>
          <text:p text:style-name="P147">Наличие одного или более дискретных выводов;</text:p>
        </text:list-item>
        <text:list-item>
          <text:p text:style-name="P147">Наличие одного или более дискретных вводов;</text:p>
        </text:list-item>
        <text:list-item>
          <text:p text:style-name="P129"><text:span text:style-name="T1">Наличие </text:span><text:span text:style-name="T25">wi-fi </text:span><text:span text:style-name="T27">модуля</text:span></text:p>
        </text:list-item>
        <text:list-item>
          <text:p text:style-name="P129"><text:soft-page-break/><text:span text:style-name="T27">Наличие 32 или 64 битного процессора с частотой </text:span><text:span text:style-name="T25">1MHz </text:span><text:span text:style-name="T27">или более</text:span></text:p>
        </text:list-item>
      </text:list>
      <text:p text:style-name="P48"><text:span text:style-name="T27">Устройство управления должно соответствовать рекоммендуемым системным требованиям выбранного веб-браузера, полноценно реализующего стандарт </text:span><text:span text:style-name="T25">HTML5.</text:span></text:p>
      <text:p text:style-name="P23"/>
      <text:h text:style-name="P37" text:outline-level="3"><text:bookmark-start text:name="_Toc100411717"/><text:bookmark-start text:name="_Toc501395455"/><text:bookmark-start text:name="__RefHeading___Toc1957069_1024260917"/><text:bookmark-start text:name="_Toc100178385"/><text:span text:style-name="T100">4.3.</text:span><text:span text:style-name="T101">5</text:span><text:span text:style-name="T100"> Требования к метрологическому обеспечению</text:span><text:bookmark-end text:name="_Toc100411717"/><text:bookmark-end text:name="__RefHeading___Toc1957069_1024260917"/><text:bookmark-end text:name="_Toc100178385"/></text:h>
      <text:p text:style-name="P41"><text:span text:style-name="T6">Результирующие значения погрешности не должны доставлять ощутимого дискомфорту пользователя</text:span><text:span text:style-name="T1">.</text:span><text:bookmark-end text:name="_Toc501395455"/></text:p>
      <text:p text:style-name="P70"><text:tab/></text:p>
      <text:h text:style-name="P37" text:outline-level="3"><text:bookmark-start text:name="_Toc100178386"/><text:bookmark-start text:name="_Toc100411718"/><text:bookmark-start text:name="__RefHeading___Toc1957071_1024260917"/><text:bookmark-start text:name="_Toc501395456"/><text:span text:style-name="T100">4.3.</text:span><text:span text:style-name="T101">6</text:span><text:span text:style-name="T100"> Требования к организационному обеспечению</text:span><text:bookmark-end text:name="_Toc100178386"/><text:bookmark-end text:name="_Toc100411718"/><text:bookmark-end text:name="__RefHeading___Toc1957071_1024260917"/><text:bookmark-end text:name="_Toc501395456"/></text:h>
      <text:p text:style-name="P71">АСУЕО не должно предъявлять специфических требований к организационному обеспечению.</text:p>
      <text:p text:style-name="P71"/>
      <text:h text:style-name="P37" text:outline-level="3"><text:bookmark-start text:name="_Toc100178387"/><text:bookmark-start text:name="_Toc100411719"/><text:bookmark-start text:name="__RefHeading___Toc1957073_1024260917"/><text:bookmark-start text:name="_Toc501395457"/><text:span text:style-name="T100">4.3.</text:span><text:span text:style-name="T101">7</text:span><text:span text:style-name="T100"> Требования к методическому обеспечению</text:span><text:bookmark-end text:name="_Toc100178387"/><text:bookmark-end text:name="_Toc100411719"/><text:bookmark-end text:name="__RefHeading___Toc1957073_1024260917"/><text:bookmark-end text:name="_Toc501395457"/></text:h>
      <text:p text:style-name="P7"><text:span text:style-name="T12">В состав методического обеспечения системы должны входить следующие </text:span><text:span text:style-name="T87">документы</text:span><text:span text:style-name="T12">: </text:span></text:p>
      <text:list xml:id="list1506124093" text:style-name="WWNum24">
        <text:list-item>
          <text:p text:style-name="P165"><text:bookmark-start text:name="_Toc501395458"/><text:bookmark-start text:name="_Toc470120534"/><text:bookmark-start text:name="_Toc470274056"/><text:span text:style-name="T69">Руководство пользователя</text:span><text:span text:style-name="T67">;</text:span></text:p>
        </text:list-item>
        <text:list-item>
          <text:p text:style-name="P165"><text:span text:style-name="T12">Документация хода разработки системы</text:span><text:span text:style-name="T26">;</text:span></text:p>
        </text:list-item>
        <text:list-item>
          <text:p text:style-name="P164">Список изменений для каждой версии и модификации системы;</text:p>
        </text:list-item>
        <text:list-item>
          <text:p text:style-name="P161">Репозиторий с исходным кодом и ресурсами проекта в среде Git.</text:p>
        </text:list-item>
      </text:list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h text:style-name="P106" text:outline-level="1"><text:bookmark-start text:name="__RefHeading___Toc1957075_1024260917"/><text:bookmark-start text:name="_Toc100411720"/><text:span text:style-name="Strong"><text:span text:style-name="T63">5. Состав и содержание работ по созданию системы</text:span></text:span><text:bookmark-end text:name="__RefHeading___Toc1957075_1024260917"/><text:bookmark-end text:name="_Toc100411720"/><text:bookmark-end text:name="_Toc501395458"/><text:bookmark-end text:name="_Toc470274056"/><text:bookmark-end text:name="_Toc470120534"/></text:h>
      <text:p text:style-name="P70"/>
      <text:p text:style-name="P80">Периоды выполнения проекта, приведенные ниже, являются условными и могут корректироваться по согласованию с Заказчиком в ходе проектирования. </text:p>
      <text:p text:style-name="P81">Таблица 1. Этапы создания АСДУО и сроки выполнения работ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0">Наименование стадии и этапов создания системы</text:p>
          </table:table-cell>
          <table:table-cell table:style-name="Table1.B1" office:value-type="string">
            <text:p text:style-name="P90">Сроки выполнения работ</text:p>
          </table:table-cell>
          <table:table-cell table:style-name="Table1.C1" office:value-type="string">
            <text:p text:style-name="P90">Результаты работ</text:p>
          </table:table-cell>
        </table:table-row>
        <table:table-row table:style-name="Table1.2">
          <table:table-cell table:style-name="Table1.A2" office:value-type="string">
            <text:p text:style-name="P82">1.Технический проект:</text:p>
            <text:p text:style-name="P83">1.1 Разработка проектных решений по АСДУО;</text:p>
            <text:p text:style-name="P83">1.2 Разработка документации на АСДУО.</text:p>
          </table:table-cell>
          <table:table-cell table:style-name="Table1.B2" office:value-type="string">
            <text:p text:style-name="P84">Март 2022</text:p>
          </table:table-cell>
          <table:table-cell table:style-name="Table1.C2" office:value-type="string">
            <text:p text:style-name="P84">Технический проект на создание АСДУО</text:p>
          </table:table-cell>
        </table:table-row>
        <table:table-row table:style-name="Table1.3">
          <table:table-cell table:style-name="Table1.A2" office:value-type="string">
            <text:p text:style-name="P82">2.Разработка АСДУО:</text:p>
            <text:p text:style-name="P83">2.1 Реализация АСДУО в соответствии с ТЗ;</text:p>
            <text:p text:style-name="P83">2.2 Тестовая демонстрация разработанных механизмов Заказчику.</text:p>
          </table:table-cell>
          <table:table-cell table:style-name="Table1.B2" office:value-type="string">
            <text:p text:style-name="P84">Апрель 2022</text:p>
          </table:table-cell>
          <table:table-cell table:style-name="Table1.C2" office:value-type="string">
            <text:p text:style-name="P84">Разработанное АСДУО в соответствии с ТЗ</text:p>
          </table:table-cell>
        </table:table-row>
        <text:soft-page-break/>
        <table:table-row table:style-name="Table1.4">
          <table:table-cell table:style-name="Table1.A2" office:value-type="string">
            <text:p text:style-name="P82">3. Ввод в действие:</text:p>
            <text:p text:style-name="P47"><text:span text:style-name="T1">3.1 </text:span><text:span text:style-name="T5">Подключение</text:span><text:span text:style-name="T1"> АСДУО </text:span><text:span text:style-name="T5">к реальной сети</text:span><text:span text:style-name="T1"> Заказчика;</text:span></text:p>
            <text:p text:style-name="P83">3.2 Проведение предварительных испытаний.</text:p>
          </table:table-cell>
          <table:table-cell table:style-name="Table1.B2" office:value-type="string">
            <text:p text:style-name="P84">Май 2022</text:p>
          </table:table-cell>
          <table:table-cell table:style-name="Table1.C2" office:value-type="string">
            <text:p text:style-name="P84">Протоколы проведения тестовой эксплуатации</text:p>
          </table:table-cell>
        </table:table-row>
        <table:table-row table:style-name="Table1.5">
          <table:table-cell table:style-name="Table1.A5" office:value-type="string">
            <text:p text:style-name="P82">4.Сопровождение АСДУО</text:p>
            <text:p text:style-name="P83">4.1 Выполнение работ в соответствии с гарантийными обязательствами</text:p>
          </table:table-cell>
          <table:table-cell table:style-name="Table1.B5" office:value-type="string">
            <text:p text:style-name="P19"><text:span text:style-name="T1">В течение срока гарантийного обслуживания (18 месяцев)</text:span><text:span text:style-name="T98">.</text:span></text:p>
          </table:table-cell>
          <table:table-cell table:style-name="Table1.C5" office:value-type="string">
            <text:p text:style-name="P84">Гарантийное обслуживание</text:p>
          </table:table-cell>
        </table:table-row>
      </table:table>
      <text:p text:style-name="P26"/>
      <text:p text:style-name="P40"/>
      <text:h text:style-name="P102" text:outline-level="1"><text:bookmark-start text:name="_Toc100411721"/></text:h>
      <text:p text:style-name="P40"/>
      <text:h text:style-name="P102" text:outline-level="1"><text:bookmark-start text:name="__RefHeading___Toc1957077_1024260917"/>6. Порядок контроля и приёмки системы<text:bookmark-end text:name="__RefHeading___Toc1957077_1024260917"/><text:bookmark-end text:name="_Toc100411721"/></text:h>
      <text:p text:style-name="P61">Сдача-приёмка работ производится поэтапно, в соответствии с Календарным графиком. Основанием для сдачи-приёмки работ служит Отчёт о завершении работ по стадии, представляемый Разработчиком. Для сдачи-приемки представляется также документация, перечисленная в разделе 8 настоящего ТЗ.</text:p>
      <text:p text:style-name="P61">Сдача-приемка осуществляется комиссией, в состав которой входят представители Заказчика и Разработчик. По результатам приемки подписывается акт приемочной комиссии.</text:p>
      <text:p text:style-name="P61"><text:bookmark-start text:name="_Toc470274060"/><text:bookmark-start text:name="_Toc501395460"/><text:bookmark-start text:name="_Toc470120538"/>Все создаваемые в рамках настоящей работы программные изделия передаются Заказчику.</text:p>
      <text:p text:style-name="P40"/>
      <text:h text:style-name="P103" text:outline-level="1"><text:bookmark-start text:name="__RefHeading___Toc1957079_1024260917"/><text:bookmark-start text:name="_Toc100411722"/>7. Требования к составу и содержанию работ по подготовке объекта автоматизации к вводу системы в действии<text:bookmark-end text:name="__RefHeading___Toc1957079_1024260917"/><text:bookmark-end text:name="_Toc100411722"/><text:bookmark-end text:name="_Toc501395460"/><text:bookmark-end text:name="_Toc470274060"/><text:bookmark-end text:name="_Toc470120538"/></text:h>
      <text:p text:style-name="P77">В ходе выполнения проекта на объекте автоматизации требуется выполнить работы по подготовке к вводу АСДУО в действие. При подготовке к вводу в эксплуатацию АСДУО Разработчик должен обеспечить выполнение следующих работ:</text:p>
      <text:list xml:id="list2883980382" text:style-name="WWNum26">
        <text:list-item>
          <text:p text:style-name="P168"><text:span text:style-name="T1">Провести опытный запуск АСДУО</text:span><text:span text:style-name="T25">;</text:span></text:p>
        </text:list-item>
        <text:list-item>
          <text:p text:style-name="P169">Обеспечить доступ пользователя к работе с системой;</text:p>
        </text:list-item>
      </text:list>
      <text:p text:style-name="P77">Требования к составу и содержанию работ по подготовке объекта автоматизации к вводу системы в действие, включая перечень основных мероприятий и их исполнителей, должны быть уточнены на стадии подготовки рабочей документации и по результатам опытной эксплуатации.</text:p>
      <text:p text:style-name="P58"/>
      <text:list xml:id="list123635700304530" text:continue-list="list123636191903238" text:style-name="WWNum22">
        <text:list-item text:start-value="8">
          <text:h text:style-name="P104" text:outline-level="1" text:restart-numbering="true" text:start-value="8"><text:bookmark-start text:name="_Toc470274065"/><text:bookmark-start text:name="_Toc501395461"/><text:bookmark-start text:name="_Toc100411723"/><text:bookmark-start text:name="__RefHeading___Toc1957081_1024260917"/><text:bookmark-start text:name="_Toc470120543"/>Требования к документированию<text:bookmark-end text:name="_Toc470274065"/><text:bookmark-end text:name="_Toc501395461"/><text:bookmark-end text:name="_Toc100411723"/><text:bookmark-end text:name="__RefHeading___Toc1957081_1024260917"/><text:bookmark-end text:name="_Toc470120543"/></text:h>
        </text:list-item>
      </text:list>
      <text:list xml:id="list744304178" text:style-name="WWNum50">
        <text:list-item>
          <text:p text:style-name="P132">Описание автоматизируемых функций.</text:p>
        </text:list-item>
        <text:list-item>
          <text:p text:style-name="P132">Описание технологического процесса обработки данных. </text:p>
        </text:list-item>
        <text:list-item>
          <text:p text:style-name="P132">Описание организации информационной базы. </text:p>
        </text:list-item>
        <text:list-item>
          <text:p text:style-name="P132">Описание комплекса технических средств.</text:p>
        </text:list-item>
        <text:list-item>
          <text:p text:style-name="P132">Технологическая инструкция. </text:p>
        </text:list-item>
        <text:list-item>
          <text:p text:style-name="P132">Руководство Пользователя.</text:p>
        </text:list-item>
        <text:list-item>
          <text:p text:style-name="P132">Программа и методика испытаний (компонентов, комплексов средств автоматизации, подсистемы, систем).</text:p>
        </text:list-item>
      </text:list>
      <text:p text:style-name="P59"/>
      <text:p text:style-name="P59"/>
      <text:p text:style-name="P59"/>
      <text:p text:style-name="P58"/>
      <text:h text:style-name="P105" text:outline-level="1"><text:bookmark-start text:name="_Toc470274066"/><text:bookmark-start text:name="_Toc501395462"/><text:bookmark-start text:name="_Toc100411724"/><text:bookmark-start text:name="__RefHeading___Toc1957083_1024260917"/><text:bookmark-start text:name="_Toc470120544"/>9. Источники разработки<text:bookmark-end text:name="_Toc470274066"/><text:bookmark-end text:name="_Toc501395462"/><text:bookmark-end text:name="_Toc100411724"/><text:bookmark-end text:name="__RefHeading___Toc1957083_1024260917"/><text:bookmark-end text:name="_Toc470120544"/></text:h>
      <text:p text:style-name="P61">Настоящее Техническое Задание разработано на основании следующих документов и информационных материалов:</text:p>
      <text:list xml:id="list1667641028" text:style-name="WWNum31">
        <text:list-item>
          <text:p text:style-name="P143">ГОСТ 34.601-90. Информационная технология. Комплекс стандартов на автоматизированные системы. Заголовок: Автоматизированные системы стадии создания. – М.: Изд-во стандартов, 1990. – 6с.</text:p>
        </text:list-item>
        <text:list-item>
          <text:p text:style-name="P143">ГОСТ 34.602-89. Информационная технология. Комплекс стандартов на автоматизированные системы. Заголовок: Техническое задание на создание автоматизированной системы. – М.: Изд-во стандартов, 1989. – 12с.</text:p>
        </text:list-item>
        <text:list-item>
          <text:p text:style-name="P143">ГОСТ 34.603-92. Информационная технология. Заголовок: Виды испытаний автоматизированных систем. – М.: Изд-во стандартов, 1992. – 6с.</text:p>
        </text:list-item>
        <text:list-item>
          <text:p text:style-name="P143">ГОСТ 7.1 – 84. Библиографическое описание документа. Заголовок: Общие требования и правила составления. М.: Изд-во стандартов, 1986. – 50с.</text:p>
        </text:list-item>
        <text:list-item>
          <text:p text:style-name="P143">ГОСТ 7.82 – 2001. Библиографическая запись. Библиографическое описание электронных изданий. Заголовок: Общие требования и правила составления. М.: Изд-во стандартов, 2001. – 27с.</text:p>
        </text:list-item>
        <text:list-item>
          <text:p text:style-name="P143">Рудинский И.Д. – Технология проектирования автоматизированных систем обработки информации и управления. Учебное пособие для вузов. − М.: Горячая линия–Телеком, 2011. – 304 с.</text:p>
        </text:list-item>
        <text:list-item>
          <text:p text:style-name="P143">Рудинский И.Д. – Структурные основы тестологии. Научное издание. − М.: Горячая линия–Телеком, 2015. – 244 с.</text:p>
        </text:list-item>
        <text:list-item>
          <text:p text:style-name="P166"><text:span text:style-name="T65">Veom Studio</text:span><text:span text:style-name="T68"> [электронный ресурс]. Режим доступа – свободный. </text:span><text:span text:style-name="T64">URL</text:span><text:span text:style-name="T68">: </text:span><text:span text:style-name="Internet_20_link"><text:span text:style-name="T103">veomstudio.com</text:span></text:span></text:p>
        </text:list-item>
        <text:list-item>
          <text:p text:style-name="P166"><text:span text:style-name="T66">Arduino - Home</text:span><text:span text:style-name="T68"> [электронный ресурс]. Режим доступа – свободный. </text:span><text:span text:style-name="T64">URL</text:span><text:span text:style-name="T68">: </text:span><text:span text:style-name="Internet_20_link"><text:span text:style-name="T103">https://www.arduino.cc/</text:span></text:span></text:p>
          <text:p text:style-name="P11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.6134in" fo:margin-right="0in" fo:margin-top="0.1665in" fo:margin-bottom="0in" style:contextual-spacing="false" fo:keep-together="always" fo:text-indent="0in" style:auto-text-indent="false" fo:keep-with-next="always">
        <style:tab-stops/>
      </style:paragraph-properties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language-asian="ru" style:country-asian="RU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language-asian="ru" style:country-asian="RU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line-height="108%"/>
      <style:text-properties fo:color="#2e74b5" loext:opacity="100%" style:font-name="Calibri Light" fo:font-family="'Calibri Light'" style:font-family-generic="roman" style:font-pitch="variable" fo:font-weight="normal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 fo:line-height="150%">
        <style:tab-stops>
          <style:tab-stop style:position="0.3335in"/>
          <style:tab-stop style:position="0.7874in"/>
          <style:tab-stop style:position="6.4898in" style:type="right" style:leader-style="dotted" style:leader-text=".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1" style:family="paragraph" style:parent-style-name="Standard">
      <style:paragraph-properties fo:margin-left="0in" fo:margin-right="0in" fo:line-height="106%" fo:text-align="justify" style:justify-single-word="false" fo:orphans="0" fo:widows="0" fo:hyphenation-ladder-count="no-limit" fo:text-indent="0.5in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 fo:hyphenate="false" fo:hyphenation-remain-char-count="2" fo:hyphenation-push-char-count="2" loext:hyphenation-no-caps="false"/>
    </style:style>
    <style:style style:name="List_20_Number_20_3" style:display-name="List Number 3" style:family="paragraph" style:parent-style-name="Standard" style:list-style-name="WWNum10">
      <style:paragraph-properties fo:margin-left="0.6429in" fo:margin-right="0in" fo:margin-top="0.0417in" fo:margin-bottom="0.0417in" style:contextual-spacing="false" fo:text-align="justify" style:justify-single-word="false" fo:text-indent="-0.25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List_20_Bullet_20_3" style:display-name="List Bullet 3" style:family="paragraph" style:parent-style-name="Standard" style:list-style-name="WWNum9">
      <style:paragraph-properties fo:margin-left="0.6429in" fo:margin-right="0in" fo:margin-top="0.0417in" fo:margin-bottom="0.0417in" style:contextual-spacing="false" fo:text-align="justify" style:justify-single-word="false" fo:text-indent="0in" style:auto-text-indent="false">
        <style:tab-stops>
          <style:tab-stop style:position="0.6429in"/>
        </style:tab-stops>
      </style:paragraph-properties>
      <style:text-properties style:language-asian="ru" style:country-asian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line-height="150%" fo:text-indent="0in" style:auto-text-indent="false">
        <style:tab-stops>
          <style:tab-stop style:position="6.4898in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нак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language-asian="ru" style:country-asian="RU"/>
    </style:style>
    <style:style style:name="Знак1" style:family="paragraph" style:parent-style-name="Standard">
      <style:paragraph-properties fo:margin-top="0.1945in" fo:margin-bottom="0.1945in" style:contextual-spacing="false"/>
      <style:text-properties style:font-name="Tahoma" fo:font-family="Tahoma" style:font-family-generic="roman" style:font-pitch="variable" fo:font-size="10pt" fo:language="en" fo:country="US" style:font-size-asian="10pt" style:font-size-complex="10pt"/>
    </style:style>
    <style:style style:name="ph_5f_Normal" style:display-name="ph_Normal" style:family="paragraph" style:parent-style-name="Standard">
      <style:paragraph-properties fo:margin-left="0in" fo:margin-right="0in" fo:margin-top="0.1945in" fo:margin-bottom="0.1945in" style:contextual-spacing="true" fo:line-height="150%" fo:text-align="justify" style:justify-single-word="false" fo:text-indent="0.5909in" style:auto-text-indent="false"/>
      <style:text-properties style:language-asian="ru" style:country-asian="RU"/>
    </style:style>
    <style:style style:name="ph_5f_Bullet" style:display-name="ph_Bullet" style:family="paragraph" style:parent-style-name="ph_5f_Normal" style:list-style-name="WWNum26"/>
    <style:style style:name="Знак_20_Знак1_20_Знак_20_Знак_20_Знак_20_Знак_20_Знак_20_Знак_20_Знак_20_Знак_20_Знак_20_Знак_20_Знак_20_Знак_20_Знак_20_Знак_20_Знак_20_Знак" style:display-name="Знак Знак1 Знак Знак Знак Знак Знак Знак Знак Знак Знак Знак Знак Знак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lain_20_Text" style:display-name="Plain Text" style:family="paragraph" style:parent-style-name="Standard">
      <style:paragraph-properties fo:orphans="0" fo:widows="0"/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imes New Roman1" style:font-family-complex="'Times New Roman'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c1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use-window-font-color="true" loext:opacity="0%"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>
      <style:text-properties style:font-name-complex="Courier New1" style:font-family-complex="'Courier New'" style:font-family-generic-complex="system" style:font-pitch-complex="variable"/>
    </style:style>
    <style:style style:name="ListLabel_20_266" style:display-name="ListLabel 266" style:family="text">
      <style:text-properties style:font-name-complex="Courier New1" style:font-family-complex="'Courier New'" style:font-family-generic-complex="system" style:font-pitch-complex="variable"/>
    </style:style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>
      <style:text-properties style:font-name-complex="Courier New1" style:font-family-complex="'Courier New'" style:font-family-generic-complex="system" style:font-pitch-complex="variable"/>
    </style:style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>
      <style:text-properties style:font-name-complex="Courier New1" style:font-family-complex="'Courier New'" style:font-family-generic-complex="system" style:font-pitch-complex="variable"/>
    </style:style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>
      <style:text-properties style:font-name-complex="Courier New1" style:font-family-complex="'Courier New'" style:font-family-generic-complex="system" style:font-pitch-complex="variable"/>
    </style:style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>
      <style:text-properties style:font-name-complex="Courier New1" style:font-family-complex="'Courier New'" style:font-family-generic-complex="system" style:font-pitch-complex="variable"/>
    </style:style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>
      <style:text-properties style:font-name-complex="Courier New1" style:font-family-complex="'Courier New'" style:font-family-generic-complex="system" style:font-pitch-complex="variable"/>
    </style:style>
    <style:style style:name="ListLabel_20_291" style:display-name="ListLabel 291" style:family="text"/>
    <style:style style:name="ListLabel_20_292" style:display-name="ListLabel 292" style:family="text">
      <style:text-properties style:use-window-font-color="true" loext:opacity="0%" fo:font-size="12pt" style:font-size-asian="12pt"/>
    </style:style>
    <style:style style:name="ListLabel_20_293" style:display-name="ListLabel 293" style:family="text">
      <style:text-properties style:use-window-font-color="true" loext:opacity="0%" fo:font-size="12pt" style:font-size-asian="12pt"/>
    </style:style>
    <style:style style:name="ListLabel_20_294" style:display-name="ListLabel 294" style:family="text">
      <style:text-properties style:use-window-font-color="true" loext:opacity="0%" fo:font-size="12pt" style:font-size-asian="12pt"/>
    </style:style>
    <style:style style:name="ListLabel_20_295" style:display-name="ListLabel 295" style:family="text">
      <style:text-properties style:use-window-font-color="true" loext:opacity="0%" fo:font-size="12pt" style:font-size-asian="12pt"/>
    </style:style>
    <style:style style:name="ListLabel_20_296" style:display-name="ListLabel 296" style:family="text">
      <style:text-properties style:use-window-font-color="true" loext:opacity="0%" fo:font-size="12pt" style:font-size-asian="12pt"/>
    </style:style>
    <style:style style:name="ListLabel_20_297" style:display-name="ListLabel 297" style:family="text">
      <style:text-properties style:use-window-font-color="true" loext:opacity="0%" fo:font-size="12pt" style:font-size-asian="12pt"/>
    </style:style>
    <style:style style:name="ListLabel_20_298" style:display-name="ListLabel 298" style:family="text">
      <style:text-properties style:use-window-font-color="true" loext:opacity="0%" fo:font-size="12pt" style:font-size-asian="12pt"/>
    </style:style>
    <style:style style:name="ListLabel_20_299" style:display-name="ListLabel 299" style:family="text">
      <style:text-properties style:use-window-font-color="true" loext:opacity="0%" fo:font-size="12pt" style:font-size-asian="12pt"/>
    </style:style>
    <style:style style:name="ListLabel_20_300" style:display-name="ListLabel 300" style:family="text">
      <style:text-properties style:use-window-font-color="true" loext:opacity="0%" fo:font-size="12pt" style:font-size-asian="12pt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>
      <style:text-properties fo:font-size="10pt" style:font-size-asian="10pt"/>
    </style:style>
    <style:style style:name="ListLabel_20_312" style:display-name="ListLabel 312" style:family="text">
      <style:text-properties fo:font-size="10pt" style:font-size-asian="10pt"/>
    </style:style>
    <style:style style:name="ListLabel_20_313" style:display-name="ListLabel 313" style:family="text">
      <style:text-properties fo:font-size="10pt" style:font-size-asian="10pt"/>
    </style:style>
    <style:style style:name="ListLabel_20_314" style:display-name="ListLabel 314" style:family="text">
      <style:text-properties fo:font-size="10pt" style:font-size-asian="10pt"/>
    </style:style>
    <style:style style:name="ListLabel_20_315" style:display-name="ListLabel 315" style:family="text">
      <style:text-properties fo:font-size="10pt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/>
    <style:style style:name="ListLabel_20_321" style:display-name="ListLabel 321" style:family="text">
      <style:text-properties style:font-name-complex="Courier New1" style:font-family-complex="'Courier New'" style:font-family-generic-complex="system" style:font-pitch-complex="variable"/>
    </style:style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>
      <style:text-properties style:font-name-complex="Courier New1" style:font-family-complex="'Courier New'" style:font-family-generic-complex="system" style:font-pitch-complex="variable"/>
    </style:style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>
      <style:text-properties style:font-name-complex="Courier New1" style:font-family-complex="'Courier New'" style:font-family-generic-complex="system" style:font-pitch-complex="variable"/>
    </style:style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>
      <style:text-properties style:font-name-complex="Courier New1" style:font-family-complex="'Courier New'" style:font-family-generic-complex="system" style:font-pitch-complex="variable"/>
    </style:style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>
      <style:text-properties style:font-name-complex="Courier New1" style:font-family-complex="'Courier New'" style:font-family-generic-complex="system" style:font-pitch-complex="variable"/>
    </style:style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>
      <style:text-properties style:font-name-complex="Courier New1" style:font-family-complex="'Courier New'" style:font-family-generic-complex="system" style:font-pitch-complex="variable"/>
    </style:style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>
      <style:text-properties style:font-name-complex="Courier New1" style:font-family-complex="'Courier New'" style:font-family-generic-complex="system" style:font-pitch-complex="variable"/>
    </style:style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>
      <style:text-properties style:font-name-complex="Courier New1" style:font-family-complex="'Courier New'" style:font-family-generic-complex="system" style:font-pitch-complex="variable"/>
    </style:style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>
      <style:text-properties style:font-name-complex="Courier New1" style:font-family-complex="'Courier New'" style:font-family-generic-complex="system" style:font-pitch-complex="variable"/>
    </style:style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>
      <style:text-properties style:font-name-complex="Courier New1" style:font-family-complex="'Courier New'" style:font-family-generic-complex="system" style:font-pitch-complex="variable"/>
    </style:style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>
      <style:text-properties style:font-name-complex="Courier New1" style:font-family-complex="'Courier New'" style:font-family-generic-complex="system" style:font-pitch-complex="variable"/>
    </style:style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>
      <style:text-properties style:font-name-complex="Courier New1" style:font-family-complex="'Courier New'" style:font-family-generic-complex="system" style:font-pitch-complex="variable"/>
    </style:style>
    <style:style style:name="ListLabel_20_355" style:display-name="ListLabel 355" style:family="text"/>
    <style:style style:name="ListLabel_20_356" style:display-name="ListLabel 356" style:family="text">
      <style:text-properties fo:color="#000000" loext:opacity="100%"/>
    </style:style>
    <style:style style:name="ListLabel_20_357" style:display-name="ListLabel 357" style:family="text">
      <style:text-properties style:font-name-complex="Courier New1" style:font-family-complex="'Courier New'" style:font-family-generic-complex="system" style:font-pitch-complex="variable"/>
    </style:style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>
      <style:text-properties style:font-name-complex="Courier New1" style:font-family-complex="'Courier New'" style:font-family-generic-complex="system" style:font-pitch-complex="variable"/>
    </style:style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>
      <style:text-properties style:font-name-complex="Courier New1" style:font-family-complex="'Courier New'" style:font-family-generic-complex="system" style:font-pitch-complex="variable"/>
    </style:style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>
      <style:text-properties style:font-name-complex="Courier New1" style:font-family-complex="'Courier New'" style:font-family-generic-complex="system" style:font-pitch-complex="variable"/>
    </style:style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>
      <style:text-properties style:font-name-complex="Courier New1" style:font-family-complex="'Courier New'" style:font-family-generic-complex="system" style:font-pitch-complex="variable"/>
    </style:style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>
      <style:text-properties style:font-name-complex="Courier New1" style:font-family-complex="'Courier New'" style:font-family-generic-complex="system" style:font-pitch-complex="variable"/>
    </style:style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>
      <style:text-properties style:font-name-complex="Courier New1" style:font-family-complex="'Courier New'" style:font-family-generic-complex="system" style:font-pitch-complex="variable"/>
    </style:style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>
      <style:text-properties style:font-name-complex="Courier New1" style:font-family-complex="'Courier New'" style:font-family-generic-complex="system" style:font-pitch-complex="variable"/>
    </style:style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>
      <style:text-properties style:font-name-complex="Courier New1" style:font-family-complex="'Courier New'" style:font-family-generic-complex="system" style:font-pitch-complex="variable"/>
    </style:style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>
      <style:text-properties style:font-name-complex="Courier New1" style:font-family-complex="'Courier New'" style:font-family-generic-complex="system" style:font-pitch-complex="variable"/>
    </style:style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>
      <style:text-properties style:font-name-complex="Courier New1" style:font-family-complex="'Courier New'" style:font-family-generic-complex="system" style:font-pitch-complex="variable"/>
    </style:style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>
      <style:text-properties style:font-name-complex="Courier New1" style:font-family-complex="'Courier New'" style:font-family-generic-complex="system" style:font-pitch-complex="variable"/>
    </style:style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>
      <style:text-properties style:font-name-complex="Courier New1" style:font-family-complex="'Courier New'" style:font-family-generic-complex="system" style:font-pitch-complex="variable"/>
    </style:style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>
      <style:text-properties style:font-name-complex="Courier New1" style:font-family-complex="'Courier New'" style:font-family-generic-complex="system" style:font-pitch-complex="variable"/>
    </style:style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>
      <style:text-properties style:font-name-complex="Courier New1" style:font-family-complex="'Courier New'" style:font-family-generic-complex="system" style:font-pitch-complex="variable"/>
    </style:style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>
      <style:text-properties style:font-name-complex="Courier New1" style:font-family-complex="'Courier New'" style:font-family-generic-complex="system" style:font-pitch-complex="variable"/>
    </style:style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>
      <style:text-properties style:font-name-complex="Courier New1" style:font-family-complex="'Courier New'" style:font-family-generic-complex="system" style:font-pitch-complex="variable"/>
    </style:style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>
      <style:text-properties style:font-name-complex="Courier New1" style:font-family-complex="'Courier New'" style:font-family-generic-complex="system" style:font-pitch-complex="variable"/>
    </style:style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/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4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2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2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2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2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2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2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2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2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3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66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3335in" fo:margin-left="0.3335in"/>
        </style:list-level-properties>
      </text:list-level-style-number>
      <text:list-level-style-number text:level="2" text:style-name="ListLabel_20_67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text:style-name="ListLabel_20_6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6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5in"/>
        </style:list-level-properties>
      </text:list-level-style-number>
      <text:list-level-style-number text:level="5" text:style-name="ListLabel_20_7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2in"/>
        </style:list-level-properties>
      </text:list-level-style-number>
      <text:list-level-style-number text:level="6" text:style-name="ListLabel_20_7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25in"/>
        </style:list-level-properties>
      </text:list-level-style-number>
      <text:list-level-style-number text:level="7" text:style-name="ListLabel_20_7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75in"/>
        </style:list-level-properties>
      </text:list-level-style-number>
      <text:list-level-style-number text:level="8" text:style-name="ListLabel_20_7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3.25in"/>
        </style:list-level-properties>
      </text:list-level-style-number>
      <text:list-level-style-number text:level="9" text:style-name="ListLabel_20_7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7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OpenSymbol"/>
      </text:list-level-style-bullet>
      <text:list-level-style-bullet text:level="2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327in"/>
        </style:list-level-properties>
        <style:text-properties style:font-name="Courier New2"/>
      </text:list-level-style-bullet>
      <text:list-level-style-bullet text:level="3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98in"/>
        </style:list-level-properties>
        <style:text-properties style:font-name="Courier New2"/>
      </text:list-level-style-bullet>
      <text:list-level-style-bullet text:level="3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98in"/>
        </style:list-level-properties>
        <style:text-properties style:font-name="Wingdings"/>
      </text:list-level-style-bullet>
      <text:list-level-style-bullet text:level="4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98in"/>
        </style:list-level-properties>
        <style:text-properties style:font-name="Symbol"/>
      </text:list-level-style-bullet>
      <text:list-level-style-bullet text:level="5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98in"/>
        </style:list-level-properties>
        <style:text-properties style:font-name="Courier New2"/>
      </text:list-level-style-bullet>
      <text:list-level-style-bullet text:level="6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98in"/>
        </style:list-level-properties>
        <style:text-properties style:font-name="Wingdings"/>
      </text:list-level-style-bullet>
      <text:list-level-style-bullet text:level="7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98in"/>
        </style:list-level-properties>
        <style:text-properties style:font-name="Symbol"/>
      </text:list-level-style-bullet>
      <text:list-level-style-bullet text:level="8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98in"/>
        </style:list-level-properties>
        <style:text-properties style:font-name="Courier New2"/>
      </text:list-level-style-bullet>
      <text:list-level-style-bullet text:level="9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9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429in"/>
        </style:list-level-properties>
        <style:text-properties style:font-name="Symbol"/>
      </text:list-level-style-bullet>
      <text:list-level-style-bullet text:level="2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6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2.2193in"/>
        </style:list-level-properties>
      </text:list-level-style-number>
      <text:list-level-style-number text:level="2" text:style-name="ListLabel_20_167" loext:num-list-format="%1%.%2%" style:num-format="1" text:display-levels="2">
        <style:list-level-properties text:list-level-position-and-space-mode="label-alignment">
          <style:list-level-label-alignment text:label-followed-by="listtab" fo:text-indent="-0.2917in" fo:margin-left="2.6547in"/>
        </style:list-level-properties>
      </text:list-level-style-number>
      <text:list-level-style-number text:level="3" text:style-name="ListLabel_20_16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2.8634in"/>
        </style:list-level-properties>
      </text:list-level-style-number>
      <text:list-level-style-number text:level="4" text:style-name="ListLabel_20_16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5" text:style-name="ListLabel_20_17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3.1134in"/>
        </style:list-level-properties>
      </text:list-level-style-number>
      <text:list-level-style-number text:level="6" text:style-name="ListLabel_20_17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7" text:style-name="ListLabel_20_17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3.3634in"/>
        </style:list-level-properties>
      </text:list-level-style-number>
      <text:list-level-style-number text:level="8" text:style-name="ListLabel_20_17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3.6134in"/>
        </style:list-level-properties>
      </text:list-level-style-number>
      <text:list-level-style-number text:level="9" text:style-name="ListLabel_20_17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3.8634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fo:text-indent="-0.25in" fo:margin-left="1.4839in"/>
        </style:list-level-properties>
        <style:text-properties style:font-name="OpenSymbol"/>
      </text:list-level-style-bullet>
      <text:list-level-style-bullet text:level="2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39in"/>
        </style:list-level-properties>
        <style:text-properties style:font-name="Courier New2"/>
      </text:list-level-style-bullet>
      <text:list-level-style-bullet text:level="3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39in"/>
        </style:list-level-properties>
        <style:text-properties style:font-name="Wingdings"/>
      </text:list-level-style-bullet>
      <text:list-level-style-bullet text:level="4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39in"/>
        </style:list-level-properties>
        <style:text-properties style:font-name="Symbol"/>
      </text:list-level-style-bullet>
      <text:list-level-style-bullet text:level="5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39in"/>
        </style:list-level-properties>
        <style:text-properties style:font-name="Courier New2"/>
      </text:list-level-style-bullet>
      <text:list-level-style-bullet text:level="6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39in"/>
        </style:list-level-properties>
        <style:text-properties style:font-name="Wingdings"/>
      </text:list-level-style-bullet>
      <text:list-level-style-bullet text:level="7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39in"/>
        </style:list-level-properties>
        <style:text-properties style:font-name="Symbol"/>
      </text:list-level-style-bullet>
      <text:list-level-style-bullet text:level="8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39in"/>
        </style:list-level-properties>
        <style:text-properties style:font-name="Courier New2"/>
      </text:list-level-style-bullet>
      <text:list-level-style-bullet text:level="9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39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2484in" fo:margin-left="-1.4984in"/>
        </style:list-level-properties>
        <style:text-properties style:font-name="Symbol"/>
      </text:list-level-style-bullet>
      <text:list-level-style-bullet text:level="2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2.3752in"/>
        </style:list-level-properties>
        <style:text-properties style:font-name="Courier New2"/>
      </text:list-level-style-bullet>
      <text:list-level-style-bullet text:level="3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1.8752in"/>
        </style:list-level-properties>
        <style:text-properties style:font-name="Wingdings"/>
      </text:list-level-style-bullet>
      <text:list-level-style-bullet text:level="4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-1.3752in"/>
        </style:list-level-properties>
        <style:text-properties style:font-name="Symbol"/>
      </text:list-level-style-bullet>
      <text:list-level-style-bullet text:level="5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-0.8752in"/>
        </style:list-level-properties>
        <style:text-properties style:font-name="Courier New2"/>
      </text:list-level-style-bullet>
      <text:list-level-style-bullet text:level="6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-0.3752in"/>
        </style:list-level-properties>
        <style:text-properties style:font-name="Wingdings"/>
      </text:list-level-style-bullet>
      <text:list-level-style-bullet text:level="7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252in" fo:text-indent="-0.25in" fo:margin-left="0.1252in"/>
        </style:list-level-properties>
        <style:text-properties style:font-name="Symbol"/>
      </text:list-level-style-bullet>
      <text:list-level-style-bullet text:level="8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Courier New2"/>
      </text:list-level-style-bullet>
      <text:list-level-style-bullet text:level="9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2"/>
      </text:list-level-style-bullet>
      <text:list-level-style-bullet text:level="3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2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2"/>
      </text:list-level-style-bullet>
      <text:list-level-style-bullet text:level="6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2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2"/>
      </text:list-level-style-bullet>
      <text:list-level-style-bullet text:level="9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Courier New2"/>
      </text:list-level-style-bullet>
      <text:list-level-style-bullet text:level="2" text:style-name="ListLabel_20_2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2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2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2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3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ListLabel_20_239" loext:num-list-format="%2%.1." style:num-suffix=".1." style:num-format="1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text:style-name="ListLabel_20_24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text:style-name="ListLabel_20_24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text:style-name="ListLabel_20_24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text:style-name="ListLabel_20_24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text:style-name="ListLabel_20_24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text:style-name="ListLabel_20_24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text:style-name="ListLabel_20_24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4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text:style-name="ListLabel_20_24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text:style-name="ListLabel_20_24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text:style-name="ListLabel_20_25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text:style-name="ListLabel_20_25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text:style-name="ListLabel_20_25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text:style-name="ListLabel_20_25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text:style-name="ListLabel_20_25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text:style-name="ListLabel_20_25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56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5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25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25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26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26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26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26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26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ourier New2"/>
      </text:list-level-style-bullet>
      <text:list-level-style-bullet text:level="2" text:style-name="ListLabel_20_2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style:font-name="Courier New2"/>
      </text:list-level-style-bullet>
      <text:list-level-style-bullet text:level="3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Wingdings"/>
      </text:list-level-style-bullet>
      <text:list-level-style-bullet text:level="4" text:style-name="ListLabel_20_2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Symbol"/>
      </text:list-level-style-bullet>
      <text:list-level-style-bullet text:level="5" text:style-name="ListLabel_20_2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Courier New2"/>
      </text:list-level-style-bullet>
      <text:list-level-style-bullet text:level="6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Wingdings"/>
      </text:list-level-style-bullet>
      <text:list-level-style-bullet text:level="7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Symbol"/>
      </text:list-level-style-bullet>
      <text:list-level-style-bullet text:level="8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Courier New2"/>
      </text:list-level-style-bullet>
      <text:list-level-style-bullet text:level="9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4846in"/>
        </style:list-level-properties>
        <style:text-properties style:font-name="Symbol"/>
      </text:list-level-style-bullet>
      <text:list-level-style-bullet text:level="2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846in"/>
        </style:list-level-properties>
        <style:text-properties style:font-name="Courier New2"/>
      </text:list-level-style-bullet>
      <text:list-level-style-bullet text:level="3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846in"/>
        </style:list-level-properties>
        <style:text-properties style:font-name="Wingdings"/>
      </text:list-level-style-bullet>
      <text:list-level-style-bullet text:level="4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846in"/>
        </style:list-level-properties>
        <style:text-properties style:font-name="Symbol"/>
      </text:list-level-style-bullet>
      <text:list-level-style-bullet text:level="5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846in"/>
        </style:list-level-properties>
        <style:text-properties style:font-name="Courier New2"/>
      </text:list-level-style-bullet>
      <text:list-level-style-bullet text:level="6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846in"/>
        </style:list-level-properties>
        <style:text-properties style:font-name="Wingdings"/>
      </text:list-level-style-bullet>
      <text:list-level-style-bullet text:level="7" text:style-name="ListLabel_20_2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846in"/>
        </style:list-level-properties>
        <style:text-properties style:font-name="Symbol"/>
      </text:list-level-style-bullet>
      <text:list-level-style-bullet text:level="8" text:style-name="ListLabel_20_2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846in"/>
        </style:list-level-properties>
        <style:text-properties style:font-name="Courier New2"/>
      </text:list-level-style-bullet>
      <text:list-level-style-bullet text:level="9" text:style-name="ListLabel_20_2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84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2" text:style-name="ListLabel_20_293" loext:num-list-format="o" style:num-suffix="o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2"/>
      </text:list-level-style-bullet>
      <text:list-level-style-bullet text:level="3" text:style-name="ListLabel_20_2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ListLabel_20_2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ListLabel_20_296" loext:num-list-format="o" style:num-suffix="o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2"/>
      </text:list-level-style-bullet>
      <text:list-level-style-bullet text:level="6" text:style-name="ListLabel_20_2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ListLabel_20_299" loext:num-list-format="o" style:num-suffix="o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2"/>
      </text:list-level-style-bullet>
      <text:list-level-style-bullet text:level="9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0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2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  <style:text-properties style:font-name="Wingdings"/>
      </text:list-level-style-bullet>
      <text:list-level-style-bullet text:level="2" text:style-name="ListLabel_20_303" loext:num-list-format="o" style:num-suffix="o" text:bullet-char="o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  <style:text-properties style:font-name="Courier New2"/>
      </text:list-level-style-bullet>
      <text:list-level-style-bullet text:level="3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  <style:text-properties style:font-name="Wingdings"/>
      </text:list-level-style-bullet>
      <text:list-level-style-bullet text:level="4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  <style:text-properties style:font-name="Symbol"/>
      </text:list-level-style-bullet>
      <text:list-level-style-bullet text:level="5" text:style-name="ListLabel_20_306" loext:num-list-format="o" style:num-suffix="o" text:bullet-char="o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  <style:text-properties style:font-name="Courier New2"/>
      </text:list-level-style-bullet>
      <text:list-level-style-bullet text:level="6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957in" fo:text-indent="-0.25in" fo:margin-left="3.2957in"/>
        </style:list-level-properties>
        <style:text-properties style:font-name="Wingdings"/>
      </text:list-level-style-bullet>
      <text:list-level-style-bullet text:level="7" text:style-name="ListLabel_20_3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957in" fo:text-indent="-0.25in" fo:margin-left="3.7957in"/>
        </style:list-level-properties>
        <style:text-properties style:font-name="Symbol"/>
      </text:list-level-style-bullet>
      <text:list-level-style-bullet text:level="8" text:style-name="ListLabel_20_309" loext:num-list-format="o" style:num-suffix="o" text:bullet-char="o">
        <style:list-level-properties text:list-level-position-and-space-mode="label-alignment">
          <style:list-level-label-alignment text:label-followed-by="listtab" text:list-tab-stop-position="4.2957in" fo:text-indent="-0.25in" fo:margin-left="4.2957in"/>
        </style:list-level-properties>
        <style:text-properties style:font-name="Courier New2"/>
      </text:list-level-style-bullet>
      <text:list-level-style-bullet text:level="9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7957in" fo:text-indent="-0.25in" fo:margin-left="4.7957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1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2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2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2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2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2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3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3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3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3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3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3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3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3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bullet text:level="1" text:style-name="ListLabel_20_3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6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6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7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bullet text:level="1" text:style-name="ListLabel_20_3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8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8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38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3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text:style-name="ListLabel_20_39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3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3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3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3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3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3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3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4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4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4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40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40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4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193</meta:editing-cycles>
    <meta:creation-date>2021-03-01T20:35:00</meta:creation-date>
    <dc:date>2022-05-25T12:36:34.097633828</dc:date>
    <meta:editing-duration>P1DT11H32M33S</meta:editing-duration>
    <meta:generator>LibreOffice/7.3.3.2$Linux_X86_64 LibreOffice_project/30$Build-2</meta:generator>
    <meta:document-statistic meta:table-count="1" meta:image-count="0" meta:object-count="0" meta:page-count="22" meta:paragraph-count="279" meta:word-count="2694" meta:character-count="22062" meta:non-whitespace-character-count="19481"/>
    <meta:user-defined meta:name="AppVersion">16.0000</meta:user-defined>
    <meta:user-defined meta:name="Company">SPecialiST RePack</meta:user-defined>
    <meta:template xlink:type="simple" xlink:actuate="onRequest" xlink:title="Normal.dotm" xlink:href=""/>
  </office:meta>
</office:document-meta>
</file>